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TB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TB (+200 yrs) - 11L (4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B Toge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S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v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83.958992" calcext:value-type="float">
            <text:p>183.958992</text:p>
          </table:table-cell>
          <table:table-cell office:value-type="float" office:value="1107.4260732" calcext:value-type="float">
            <text:p>1107.4260732</text:p>
          </table:table-cell>
          <table:table-cell table:number-columns-repeated="1022"/>
        </table:table-row>
        <table:table-row table:style-name="ro1">
          <table:table-cell office:value-type="float" office:value="184.0992" calcext:value-type="float">
            <text:p>184.0992</text:p>
          </table:table-cell>
          <table:table-cell office:value-type="float" office:value="1166.441002684" calcext:value-type="float">
            <text:p>1166.441002684</text:p>
          </table:table-cell>
          <table:table-cell table:number-columns-repeated="1022"/>
        </table:table-row>
        <table:table-row table:style-name="ro1">
          <table:table-cell office:value-type="float" office:value="184.227216" calcext:value-type="float">
            <text:p>184.227216</text:p>
          </table:table-cell>
          <table:table-cell office:value-type="float" office:value="1198.107550212" calcext:value-type="float">
            <text:p>1198.107550212</text:p>
          </table:table-cell>
          <table:table-cell table:number-columns-repeated="1022"/>
        </table:table-row>
        <table:table-row table:style-name="ro1">
          <table:table-cell office:value-type="float" office:value="184.349136" calcext:value-type="float">
            <text:p>184.349136</text:p>
          </table:table-cell>
          <table:table-cell office:value-type="float" office:value="1221.137766596" calcext:value-type="float">
            <text:p>1221.137766596</text:p>
          </table:table-cell>
          <table:table-cell table:number-columns-repeated="1022"/>
        </table:table-row>
        <table:table-row table:style-name="ro1">
          <table:table-cell office:value-type="float" office:value="184.227216" calcext:value-type="float">
            <text:p>184.227216</text:p>
          </table:table-cell>
          <table:table-cell office:value-type="float" office:value="1261.440645268" calcext:value-type="float">
            <text:p>1261.440645268</text:p>
          </table:table-cell>
          <table:table-cell table:number-columns-repeated="1022"/>
        </table:table-row>
        <table:table-row table:style-name="ro1">
          <table:table-cell office:value-type="float" office:value="184.431432" calcext:value-type="float">
            <text:p>184.431432</text:p>
          </table:table-cell>
          <table:table-cell office:value-type="float" office:value="1271.516364936" calcext:value-type="float">
            <text:p>1271.516364936</text:p>
          </table:table-cell>
          <table:table-cell table:number-columns-repeated="1022"/>
        </table:table-row>
        <table:table-row table:style-name="ro1">
          <table:table-cell office:value-type="float" office:value="184.650888" calcext:value-type="float">
            <text:p>184.650888</text:p>
          </table:table-cell>
          <table:table-cell office:value-type="float" office:value="1287.3496387" calcext:value-type="float">
            <text:p>1287.3496387</text:p>
          </table:table-cell>
          <table:table-cell table:number-columns-repeated="1022"/>
        </table:table-row>
        <table:table-row table:style-name="ro1">
          <table:table-cell office:value-type="float" office:value="184.885584" calcext:value-type="float">
            <text:p>184.885584</text:p>
          </table:table-cell>
          <table:table-cell office:value-type="float" office:value="1355.000899328" calcext:value-type="float">
            <text:p>1355.000899328</text:p>
          </table:table-cell>
          <table:table-cell table:number-columns-repeated="1022"/>
        </table:table-row>
        <table:table-row table:style-name="ro1">
          <table:table-cell office:value-type="float" office:value="184.986168" calcext:value-type="float">
            <text:p>184.986168</text:p>
          </table:table-cell>
          <table:table-cell office:value-type="float" office:value="1365.076618996" calcext:value-type="float">
            <text:p>1365.076618996</text:p>
          </table:table-cell>
          <table:table-cell table:number-columns-repeated="1022"/>
        </table:table-row>
        <table:table-row table:style-name="ro1">
          <table:table-cell office:value-type="float" office:value="185.0136" calcext:value-type="float">
            <text:p>185.0136</text:p>
          </table:table-cell>
          <table:table-cell office:value-type="float" office:value="1393.864389476" calcext:value-type="float">
            <text:p>1393.864389476</text:p>
          </table:table-cell>
          <table:table-cell table:number-columns-repeated="1022"/>
        </table:table-row>
        <table:table-row table:style-name="ro1">
          <table:table-cell office:value-type="float" office:value="185.449464" calcext:value-type="float">
            <text:p>185.449464</text:p>
          </table:table-cell>
          <table:table-cell office:value-type="float" office:value="1447.121764864" calcext:value-type="float">
            <text:p>1447.121764864</text:p>
          </table:table-cell>
          <table:table-cell table:number-columns-repeated="1022"/>
        </table:table-row>
        <table:table-row table:style-name="ro1">
          <table:table-cell office:value-type="float" office:value="185.449464" calcext:value-type="float">
            <text:p>185.449464</text:p>
          </table:table-cell>
          <table:table-cell office:value-type="float" office:value="1481.66708944" calcext:value-type="float">
            <text:p>1481.66708944</text:p>
          </table:table-cell>
          <table:table-cell table:number-columns-repeated="1022"/>
        </table:table-row>
        <table:table-row table:style-name="ro1">
          <table:table-cell office:value-type="float" office:value="185.809128" calcext:value-type="float">
            <text:p>185.809128</text:p>
          </table:table-cell>
          <table:table-cell office:value-type="float" office:value="1500.379140252" calcext:value-type="float">
            <text:p>1500.379140252</text:p>
          </table:table-cell>
          <table:table-cell table:number-columns-repeated="1022"/>
        </table:table-row>
        <table:table-row table:style-name="ro1">
          <table:table-cell office:value-type="float" office:value="185.778648" calcext:value-type="float">
            <text:p>185.778648</text:p>
          </table:table-cell>
          <table:table-cell office:value-type="float" office:value="1519.091191064" calcext:value-type="float">
            <text:p>1519.091191064</text:p>
          </table:table-cell>
          <table:table-cell table:number-columns-repeated="1022"/>
        </table:table-row>
        <table:table-row table:style-name="ro1">
          <table:table-cell office:value-type="float" office:value="185.751216" calcext:value-type="float">
            <text:p>185.751216</text:p>
          </table:table-cell>
          <table:table-cell office:value-type="float" office:value="1575.2273435" calcext:value-type="float">
            <text:p>1575.2273435</text:p>
          </table:table-cell>
          <table:table-cell table:number-columns-repeated="1022"/>
        </table:table-row>
        <table:table-row table:style-name="ro1">
          <table:table-cell office:value-type="float" office:value="186.12612" calcext:value-type="float">
            <text:p>186.12612</text:p>
          </table:table-cell>
          <table:table-cell office:value-type="float" office:value="1654.39371232" calcext:value-type="float">
            <text:p>1654.39371232</text:p>
          </table:table-cell>
          <table:table-cell table:number-columns-repeated="1022"/>
        </table:table-row>
        <table:table-row table:style-name="ro1">
          <table:table-cell office:value-type="float" office:value="186.421776" calcext:value-type="float">
            <text:p>186.421776</text:p>
          </table:table-cell>
          <table:table-cell office:value-type="float" office:value="1691.817813944" calcext:value-type="float">
            <text:p>1691.817813944</text:p>
          </table:table-cell>
          <table:table-cell table:number-columns-repeated="1022"/>
        </table:table-row>
        <table:table-row table:style-name="ro1">
          <table:table-cell office:value-type="float" office:value="186.711336" calcext:value-type="float">
            <text:p>186.711336</text:p>
          </table:table-cell>
          <table:table-cell office:value-type="float" office:value="1720.605584424" calcext:value-type="float">
            <text:p>1720.605584424</text:p>
          </table:table-cell>
          <table:table-cell table:number-columns-repeated="1022"/>
        </table:table-row>
        <table:table-row table:style-name="ro1">
          <table:table-cell office:value-type="float" office:value="186.494928" calcext:value-type="float">
            <text:p>186.494928</text:p>
          </table:table-cell>
          <table:table-cell office:value-type="float" office:value="1758.029686048" calcext:value-type="float">
            <text:p>1758.029686048</text:p>
          </table:table-cell>
          <table:table-cell table:number-columns-repeated="1022"/>
        </table:table-row>
        <table:table-row table:style-name="ro1">
          <table:table-cell office:value-type="float" office:value="186.699144" calcext:value-type="float">
            <text:p>186.699144</text:p>
          </table:table-cell>
          <table:table-cell office:value-type="float" office:value="1789.696233576" calcext:value-type="float">
            <text:p>1789.696233576</text:p>
          </table:table-cell>
          <table:table-cell table:number-columns-repeated="1022"/>
        </table:table-row>
        <table:table-row table:style-name="ro1">
          <table:table-cell office:value-type="float" office:value="186.839352" calcext:value-type="float">
            <text:p>186.839352</text:p>
          </table:table-cell>
          <table:table-cell office:value-type="float" office:value="1821.362781104" calcext:value-type="float">
            <text:p>1821.362781104</text:p>
          </table:table-cell>
          <table:table-cell table:number-columns-repeated="1022"/>
        </table:table-row>
        <table:table-row table:style-name="ro1">
          <table:table-cell office:value-type="float" office:value="186.802776" calcext:value-type="float">
            <text:p>186.802776</text:p>
          </table:table-cell>
          <table:table-cell office:value-type="float" office:value="2073.180767968" calcext:value-type="float">
            <text:p>2073.180767968</text:p>
          </table:table-cell>
          <table:table-cell table:number-columns-repeated="1022"/>
        </table:table-row>
        <table:table-row table:style-name="ro1">
          <table:table-cell office:value-type="float" office:value="187.516008" calcext:value-type="float">
            <text:p>187.516008</text:p>
          </table:table-cell>
          <table:table-cell office:value-type="float" office:value="2119.241200736" calcext:value-type="float">
            <text:p>2119.241200736</text:p>
          </table:table-cell>
          <table:table-cell table:number-columns-repeated="1022"/>
        </table:table-row>
        <table:table-row table:style-name="ro1">
          <table:table-cell office:value-type="float" office:value="187.647072" calcext:value-type="float">
            <text:p>187.647072</text:p>
          </table:table-cell>
          <table:table-cell office:value-type="float" office:value="2165.301633504" calcext:value-type="float">
            <text:p>2165.301633504</text:p>
          </table:table-cell>
          <table:table-cell table:number-columns-repeated="1022"/>
        </table:table-row>
        <table:table-row table:style-name="ro1">
          <table:table-cell office:value-type="float" office:value="188.214" calcext:value-type="float">
            <text:p>188.214</text:p>
          </table:table-cell>
          <table:table-cell office:value-type="float" office:value="2266.058830184" calcext:value-type="float">
            <text:p>2266.058830184</text:p>
          </table:table-cell>
          <table:table-cell table:number-columns-repeated="1022"/>
        </table:table-row>
        <table:table-row table:style-name="ro1">
          <table:table-cell office:value-type="float" office:value="188.591952" calcext:value-type="float">
            <text:p>188.591952</text:p>
          </table:table-cell>
          <table:table-cell office:value-type="float" office:value="2323.634371144" calcext:value-type="float">
            <text:p>2323.634371144</text:p>
          </table:table-cell>
          <table:table-cell table:number-columns-repeated="1022"/>
        </table:table-row>
        <table:table-row table:style-name="ro1">
          <table:table-cell office:value-type="float" office:value="188.8998" calcext:value-type="float">
            <text:p>188.8998</text:p>
          </table:table-cell>
          <table:table-cell office:value-type="float" office:value="2361.058472768" calcext:value-type="float">
            <text:p>2361.058472768</text:p>
          </table:table-cell>
          <table:table-cell table:number-columns-repeated="1022"/>
        </table:table-row>
        <table:table-row table:style-name="ro1">
          <table:table-cell office:value-type="float" office:value="189.043056" calcext:value-type="float">
            <text:p>189.043056</text:p>
          </table:table-cell>
          <table:table-cell office:value-type="float" office:value="2394.16440882" calcext:value-type="float">
            <text:p>2394.16440882</text:p>
          </table:table-cell>
          <table:table-cell table:number-columns-repeated="1022"/>
        </table:table-row>
        <table:table-row table:style-name="ro1">
          <table:table-cell office:value-type="float" office:value="189.152784" calcext:value-type="float">
            <text:p>189.152784</text:p>
          </table:table-cell>
          <table:table-cell office:value-type="float" office:value="2500.679159596" calcext:value-type="float">
            <text:p>2500.679159596</text:p>
          </table:table-cell>
          <table:table-cell table:number-columns-repeated="1022"/>
        </table:table-row>
        <table:table-row table:style-name="ro1">
          <table:table-cell office:value-type="float" office:value="189.104016" calcext:value-type="float">
            <text:p>189.104016</text:p>
          </table:table-cell>
          <table:table-cell office:value-type="float" office:value="2515.073044836" calcext:value-type="float">
            <text:p>2515.073044836</text:p>
          </table:table-cell>
          <table:table-cell table:number-columns-repeated="1022"/>
        </table:table-row>
        <table:table-row table:style-name="ro1">
          <table:table-cell office:value-type="float" office:value="189.634368" calcext:value-type="float">
            <text:p>189.634368</text:p>
          </table:table-cell>
          <table:table-cell office:value-type="float" office:value="2525.148764504" calcext:value-type="float">
            <text:p>2525.148764504</text:p>
          </table:table-cell>
          <table:table-cell table:number-columns-repeated="1022"/>
        </table:table-row>
        <table:table-row table:style-name="ro1">
          <table:table-cell office:value-type="float" office:value="189.552072" calcext:value-type="float">
            <text:p>189.552072</text:p>
          </table:table-cell>
          <table:table-cell office:value-type="float" office:value="2585.603082512" calcext:value-type="float">
            <text:p>2585.603082512</text:p>
          </table:table-cell>
          <table:table-cell table:number-columns-repeated="1022"/>
        </table:table-row>
        <table:table-row table:style-name="ro1">
          <table:table-cell office:value-type="float" office:value="189.347856" calcext:value-type="float">
            <text:p>189.347856</text:p>
          </table:table-cell>
          <table:table-cell office:value-type="float" office:value="2592.800025132" calcext:value-type="float">
            <text:p>2592.800025132</text:p>
          </table:table-cell>
          <table:table-cell table:number-columns-repeated="1022"/>
        </table:table-row>
        <table:table-row table:style-name="ro1">
          <table:table-cell office:value-type="float" office:value="189.76848" calcext:value-type="float">
            <text:p>189.76848</text:p>
          </table:table-cell>
          <table:table-cell office:value-type="float" office:value="2630.224126756" calcext:value-type="float">
            <text:p>2630.224126756</text:p>
          </table:table-cell>
          <table:table-cell table:number-columns-repeated="1022"/>
        </table:table-row>
        <table:table-row table:style-name="ro1">
          <table:table-cell office:value-type="float" office:value="189.561216" calcext:value-type="float">
            <text:p>189.561216</text:p>
          </table:table-cell>
          <table:table-cell office:value-type="float" office:value="2705.072330004" calcext:value-type="float">
            <text:p>2705.072330004</text:p>
          </table:table-cell>
          <table:table-cell table:number-columns-repeated="1022"/>
        </table:table-row>
        <table:table-row table:style-name="ro1">
          <table:table-cell office:value-type="float" office:value="190.070232" calcext:value-type="float">
            <text:p>190.070232</text:p>
          </table:table-cell>
          <table:table-cell office:value-type="float" office:value="2739.61765458" calcext:value-type="float">
            <text:p>2739.61765458</text:p>
          </table:table-cell>
          <table:table-cell table:number-columns-repeated="1022"/>
        </table:table-row>
        <table:table-row table:style-name="ro1">
          <table:table-cell office:value-type="float" office:value="189.987936" calcext:value-type="float">
            <text:p>189.987936</text:p>
          </table:table-cell>
          <table:table-cell office:value-type="float" office:value="2762.647870964" calcext:value-type="float">
            <text:p>2762.647870964</text:p>
          </table:table-cell>
          <table:table-cell table:number-columns-repeated="1022"/>
        </table:table-row>
        <table:table-row table:style-name="ro1">
          <table:table-cell office:value-type="float" office:value="190.527432" calcext:value-type="float">
            <text:p>190.527432</text:p>
          </table:table-cell>
          <table:table-cell office:value-type="float" office:value="2788.556864396" calcext:value-type="float">
            <text:p>2788.556864396</text:p>
          </table:table-cell>
          <table:table-cell table:number-columns-repeated="1022"/>
        </table:table-row>
        <table:table-row table:style-name="ro1">
          <table:table-cell office:value-type="float" office:value="190.688976" calcext:value-type="float">
            <text:p>190.688976</text:p>
          </table:table-cell>
          <table:table-cell office:value-type="float" office:value="2808.708303732" calcext:value-type="float">
            <text:p>2808.708303732</text:p>
          </table:table-cell>
          <table:table-cell table:number-columns-repeated="1022"/>
        </table:table-row>
        <table:table-row table:style-name="ro1">
          <table:table-cell office:value-type="float" office:value="191.01816" calcext:value-type="float">
            <text:p>191.01816</text:p>
          </table:table-cell>
          <table:table-cell office:value-type="float" office:value="2833.17790864" calcext:value-type="float">
            <text:p>2833.17790864</text:p>
          </table:table-cell>
          <table:table-cell table:number-columns-repeated="1022"/>
        </table:table-row>
        <table:table-row table:style-name="ro1">
          <table:table-cell office:value-type="float" office:value="191.356488" calcext:value-type="float">
            <text:p>191.356488</text:p>
          </table:table-cell>
          <table:table-cell office:value-type="float" office:value="2929.616939748" calcext:value-type="float">
            <text:p>2929.616939748</text:p>
          </table:table-cell>
          <table:table-cell table:number-columns-repeated="1022"/>
        </table:table-row>
        <table:table-row table:style-name="ro1">
          <table:table-cell office:value-type="float" office:value="191.649096" calcext:value-type="float">
            <text:p>191.649096</text:p>
          </table:table-cell>
          <table:table-cell office:value-type="float" office:value="2971.359206944" calcext:value-type="float">
            <text:p>2971.359206944</text:p>
          </table:table-cell>
          <table:table-cell table:number-columns-repeated="1022"/>
        </table:table-row>
        <table:table-row table:style-name="ro1">
          <table:table-cell office:value-type="float" office:value="191.42964" calcext:value-type="float">
            <text:p>191.42964</text:p>
          </table:table-cell>
          <table:table-cell office:value-type="float" office:value="2990.071257756" calcext:value-type="float">
            <text:p>2990.071257756</text:p>
          </table:table-cell>
          <table:table-cell table:number-columns-repeated="1022"/>
        </table:table-row>
        <table:table-row table:style-name="ro1">
          <table:table-cell office:value-type="float" office:value="191.70396" calcext:value-type="float">
            <text:p>191.70396</text:p>
          </table:table-cell>
          <table:table-cell office:value-type="float" office:value="3036.131690524" calcext:value-type="float">
            <text:p>3036.131690524</text:p>
          </table:table-cell>
          <table:table-cell table:number-columns-repeated="1022"/>
        </table:table-row>
        <table:table-row table:style-name="ro1">
          <table:table-cell office:value-type="float" office:value="192.066672" calcext:value-type="float">
            <text:p>192.066672</text:p>
          </table:table-cell>
          <table:table-cell office:value-type="float" office:value="3076.434569196" calcext:value-type="float">
            <text:p>3076.434569196</text:p>
          </table:table-cell>
          <table:table-cell table:number-columns-repeated="1022"/>
        </table:table-row>
        <table:table-row table:style-name="ro1">
          <table:table-cell office:value-type="float" office:value="192.16116" calcext:value-type="float">
            <text:p>192.16116</text:p>
          </table:table-cell>
          <table:table-cell office:value-type="float" office:value="3090.828454436" calcext:value-type="float">
            <text:p>3090.828454436</text:p>
          </table:table-cell>
          <table:table-cell table:number-columns-repeated="1022"/>
        </table:table-row>
        <table:table-row table:style-name="ro1">
          <table:table-cell office:value-type="float" office:value="192.72504" calcext:value-type="float">
            <text:p>192.72504</text:p>
          </table:table-cell>
          <table:table-cell office:value-type="float" office:value="3152.722160968" calcext:value-type="float">
            <text:p>3152.722160968</text:p>
          </table:table-cell>
          <table:table-cell table:number-columns-repeated="1022"/>
        </table:table-row>
        <table:table-row table:style-name="ro1">
          <table:table-cell office:value-type="float" office:value="192.828672" calcext:value-type="float">
            <text:p>192.828672</text:p>
          </table:table-cell>
          <table:table-cell office:value-type="float" office:value="3221.81281012" calcext:value-type="float">
            <text:p>3221.81281012</text:p>
          </table:table-cell>
          <table:table-cell table:number-columns-repeated="1022"/>
        </table:table-row>
        <table:table-row table:style-name="ro1">
          <table:table-cell office:value-type="float" office:value="193.938144" calcext:value-type="float">
            <text:p>193.938144</text:p>
          </table:table-cell>
          <table:table-cell office:value-type="float" office:value="3331.206337944" calcext:value-type="float">
            <text:p>3331.206337944</text:p>
          </table:table-cell>
          <table:table-cell table:number-columns-repeated="1022"/>
        </table:table-row>
        <table:table-row table:style-name="ro1">
          <table:table-cell office:value-type="float" office:value="194.456304" calcext:value-type="float">
            <text:p>194.456304</text:p>
          </table:table-cell>
          <table:table-cell office:value-type="float" office:value="3352.797165804" calcext:value-type="float">
            <text:p>3352.797165804</text:p>
          </table:table-cell>
          <table:table-cell table:number-columns-repeated="1022"/>
        </table:table-row>
        <table:table-row table:style-name="ro1">
          <table:table-cell office:value-type="float" office:value="194.70624" calcext:value-type="float">
            <text:p>194.70624</text:p>
          </table:table-cell>
          <table:table-cell office:value-type="float" office:value="3397.418210048" calcext:value-type="float">
            <text:p>3397.418210048</text:p>
          </table:table-cell>
          <table:table-cell table:number-columns-repeated="1022"/>
        </table:table-row>
        <table:table-row table:style-name="ro1">
          <table:table-cell office:value-type="float" office:value="195.260976" calcext:value-type="float">
            <text:p>195.260976</text:p>
          </table:table-cell>
          <table:table-cell office:value-type="float" office:value="3420.448426432" calcext:value-type="float">
            <text:p>3420.448426432</text:p>
          </table:table-cell>
          <table:table-cell table:number-columns-repeated="1022"/>
        </table:table-row>
        <table:table-row table:style-name="ro1">
          <table:table-cell office:value-type="float" office:value="195.28536" calcext:value-type="float">
            <text:p>195.28536</text:p>
          </table:table-cell>
          <table:table-cell office:value-type="float" office:value="3463.630082152" calcext:value-type="float">
            <text:p>3463.630082152</text:p>
          </table:table-cell>
          <table:table-cell table:number-columns-repeated="1022"/>
        </table:table-row>
        <table:table-row table:style-name="ro1">
          <table:table-cell office:value-type="float" office:value="196.193664" calcext:value-type="float">
            <text:p>196.193664</text:p>
          </table:table-cell>
          <table:table-cell office:value-type="float" office:value="3547.114616544" calcext:value-type="float">
            <text:p>3547.114616544</text:p>
          </table:table-cell>
          <table:table-cell table:number-columns-repeated="1022"/>
        </table:table-row>
        <table:table-row table:style-name="ro1">
          <table:table-cell office:value-type="float" office:value="196.77888" calcext:value-type="float">
            <text:p>196.77888</text:p>
          </table:table-cell>
          <table:table-cell office:value-type="float" office:value="3649.311201748" calcext:value-type="float">
            <text:p>3649.311201748</text:p>
          </table:table-cell>
          <table:table-cell table:number-columns-repeated="1022"/>
        </table:table-row>
        <table:table-row table:style-name="ro1">
          <table:table-cell office:value-type="float" office:value="196.955664" calcext:value-type="float">
            <text:p>196.955664</text:p>
          </table:table-cell>
          <table:table-cell office:value-type="float" office:value="3679.538360752" calcext:value-type="float">
            <text:p>3679.538360752</text:p>
          </table:table-cell>
          <table:table-cell table:number-columns-repeated="1022"/>
        </table:table-row>
        <table:table-row table:style-name="ro1">
          <table:table-cell office:value-type="float" office:value="197.120256" calcext:value-type="float">
            <text:p>197.120256</text:p>
          </table:table-cell>
          <table:table-cell office:value-type="float" office:value="3711.20490828" calcext:value-type="float">
            <text:p>3711.20490828</text:p>
          </table:table-cell>
          <table:table-cell table:number-columns-repeated="1022"/>
        </table:table-row>
        <table:table-row table:style-name="ro1">
          <table:table-cell office:value-type="float" office:value="196.88556" calcext:value-type="float">
            <text:p>196.88556</text:p>
          </table:table-cell>
          <table:table-cell office:value-type="float" office:value="3739.99267876" calcext:value-type="float">
            <text:p>3739.99267876</text:p>
          </table:table-cell>
          <table:table-cell table:number-columns-repeated="1022"/>
        </table:table-row>
        <table:table-row table:style-name="ro1">
          <table:table-cell office:value-type="float" office:value="197.57136" calcext:value-type="float">
            <text:p>197.57136</text:p>
          </table:table-cell>
          <table:table-cell office:value-type="float" office:value="3888.249696732" calcext:value-type="float">
            <text:p>3888.249696732</text:p>
          </table:table-cell>
          <table:table-cell table:number-columns-repeated="1022"/>
        </table:table-row>
        <table:table-row table:style-name="ro1">
          <table:table-cell office:value-type="float" office:value="198.086472" calcext:value-type="float">
            <text:p>198.086472</text:p>
          </table:table-cell>
          <table:table-cell office:value-type="float" office:value="3941.50707212" calcext:value-type="float">
            <text:p>3941.50707212</text:p>
          </table:table-cell>
          <table:table-cell table:number-columns-repeated="1022"/>
        </table:table-row>
        <table:table-row table:style-name="ro1">
          <table:table-cell office:value-type="float" office:value="199.317864" calcext:value-type="float">
            <text:p>199.317864</text:p>
          </table:table-cell>
          <table:table-cell office:value-type="float" office:value="3987.567504888" calcext:value-type="float">
            <text:p>3987.567504888</text:p>
          </table:table-cell>
          <table:table-cell table:number-columns-repeated="1022"/>
        </table:table-row>
        <table:table-row table:style-name="ro1">
          <table:table-cell office:value-type="float" office:value="198.952104" calcext:value-type="float">
            <text:p>198.952104</text:p>
          </table:table-cell>
          <table:table-cell office:value-type="float" office:value="4014.915886844" calcext:value-type="float">
            <text:p>4014.915886844</text:p>
          </table:table-cell>
          <table:table-cell table:number-columns-repeated="1022"/>
        </table:table-row>
        <table:table-row table:style-name="ro1">
          <table:table-cell office:value-type="float" office:value="199.787256" calcext:value-type="float">
            <text:p>199.787256</text:p>
          </table:table-cell>
          <table:table-cell office:value-type="float" office:value="4098.400421236" calcext:value-type="float">
            <text:p>4098.400421236</text:p>
          </table:table-cell>
          <table:table-cell table:number-columns-repeated="1022"/>
        </table:table-row>
        <table:table-row table:style-name="ro1">
          <table:table-cell office:value-type="float" office:value="200.415144" calcext:value-type="float">
            <text:p>200.415144</text:p>
          </table:table-cell>
          <table:table-cell office:value-type="float" office:value="4166.051681864" calcext:value-type="float">
            <text:p>4166.051681864</text:p>
          </table:table-cell>
          <table:table-cell table:number-columns-repeated="1022"/>
        </table:table-row>
        <table:table-row table:style-name="ro1">
          <table:table-cell office:value-type="float" office:value="200.805288" calcext:value-type="float">
            <text:p>200.805288</text:p>
          </table:table-cell>
          <table:table-cell office:value-type="float" office:value="4233.702942492" calcext:value-type="float">
            <text:p>4233.702942492</text:p>
          </table:table-cell>
          <table:table-cell table:number-columns-repeated="1022"/>
        </table:table-row>
        <table:table-row table:style-name="ro1">
          <table:table-cell office:value-type="float" office:value="200.854056" calcext:value-type="float">
            <text:p>200.854056</text:p>
          </table:table-cell>
          <table:table-cell office:value-type="float" office:value="4255.293770352" calcext:value-type="float">
            <text:p>4255.293770352</text:p>
          </table:table-cell>
          <table:table-cell table:number-columns-repeated="1022"/>
        </table:table-row>
        <table:table-row table:style-name="ro1">
          <table:table-cell office:value-type="float" office:value="200.683368" calcext:value-type="float">
            <text:p>200.683368</text:p>
          </table:table-cell>
          <table:table-cell office:value-type="float" office:value="4285.520929356" calcext:value-type="float">
            <text:p>4285.520929356</text:p>
          </table:table-cell>
          <table:table-cell table:number-columns-repeated="1022"/>
        </table:table-row>
        <table:table-row table:style-name="ro1">
          <table:table-cell office:value-type="float" office:value="200.921112" calcext:value-type="float">
            <text:p>200.921112</text:p>
          </table:table-cell>
          <table:table-cell office:value-type="float" office:value="4330.1419736" calcext:value-type="float">
            <text:p>4330.1419736</text:p>
          </table:table-cell>
          <table:table-cell table:number-columns-repeated="1022"/>
        </table:table-row>
        <table:table-row table:style-name="ro1">
          <table:table-cell office:value-type="float" office:value="201.116184" calcext:value-type="float">
            <text:p>201.116184</text:p>
          </table:table-cell>
          <table:table-cell office:value-type="float" office:value="4367.566075224" calcext:value-type="float">
            <text:p>4367.566075224</text:p>
          </table:table-cell>
          <table:table-cell table:number-columns-repeated="1022"/>
        </table:table-row>
        <table:table-row table:style-name="ro1">
          <table:table-cell office:value-type="float" office:value="201.195432" calcext:value-type="float">
            <text:p>201.195432</text:p>
          </table:table-cell>
          <table:table-cell office:value-type="float" office:value="4386.278126036" calcext:value-type="float">
            <text:p>4386.278126036</text:p>
          </table:table-cell>
          <table:table-cell table:number-columns-repeated="1022"/>
        </table:table-row>
        <table:table-row table:style-name="ro1">
          <table:table-cell office:value-type="float" office:value="201.204576" calcext:value-type="float">
            <text:p>201.204576</text:p>
          </table:table-cell>
          <table:table-cell office:value-type="float" office:value="4409.30834242" calcext:value-type="float">
            <text:p>4409.30834242</text:p>
          </table:table-cell>
          <table:table-cell table:number-columns-repeated="1022"/>
        </table:table-row>
        <table:table-row table:style-name="ro1">
          <table:table-cell office:value-type="float" office:value="201.265536" calcext:value-type="float">
            <text:p>201.265536</text:p>
          </table:table-cell>
          <table:table-cell office:value-type="float" office:value="4438.0961129" calcext:value-type="float">
            <text:p>4438.0961129</text:p>
          </table:table-cell>
          <table:table-cell table:number-columns-repeated="1022"/>
        </table:table-row>
        <table:table-row table:style-name="ro1">
          <table:table-cell office:value-type="float" office:value="201.241152" calcext:value-type="float">
            <text:p>201.241152</text:p>
          </table:table-cell>
          <table:table-cell office:value-type="float" office:value="4512.944316148" calcext:value-type="float">
            <text:p>4512.944316148</text:p>
          </table:table-cell>
          <table:table-cell table:number-columns-repeated="1022"/>
        </table:table-row>
        <table:table-row table:style-name="ro1">
          <table:table-cell office:value-type="float" office:value="201.680064" calcext:value-type="float">
            <text:p>201.680064</text:p>
          </table:table-cell>
          <table:table-cell office:value-type="float" office:value="4533.095755484" calcext:value-type="float">
            <text:p>4533.095755484</text:p>
          </table:table-cell>
          <table:table-cell table:number-columns-repeated="1022"/>
        </table:table-row>
        <table:table-row table:style-name="ro1">
          <table:table-cell office:value-type="float" office:value="201.820272" calcext:value-type="float">
            <text:p>201.820272</text:p>
          </table:table-cell>
          <table:table-cell office:value-type="float" office:value="4570.519857108" calcext:value-type="float">
            <text:p>4570.519857108</text:p>
          </table:table-cell>
          <table:table-cell table:number-columns-repeated="1022"/>
        </table:table-row>
        <table:table-row table:style-name="ro1">
          <table:table-cell office:value-type="float" office:value="201.789792" calcext:value-type="float">
            <text:p>201.789792</text:p>
          </table:table-cell>
          <table:table-cell office:value-type="float" office:value="4599.307627588" calcext:value-type="float">
            <text:p>4599.307627588</text:p>
          </table:table-cell>
          <table:table-cell table:number-columns-repeated="1022"/>
        </table:table-row>
        <table:table-row table:style-name="ro1">
          <table:table-cell office:value-type="float" office:value="201.692256" calcext:value-type="float">
            <text:p>201.692256</text:p>
          </table:table-cell>
          <table:table-cell office:value-type="float" office:value="4646.80744888" calcext:value-type="float">
            <text:p>4646.80744888</text:p>
          </table:table-cell>
          <table:table-cell table:number-columns-repeated="1022"/>
        </table:table-row>
        <table:table-row table:style-name="ro1">
          <table:table-cell office:value-type="float" office:value="202.14336" calcext:value-type="float">
            <text:p>202.14336</text:p>
          </table:table-cell>
          <table:table-cell office:value-type="float" office:value="4733.17076032" calcext:value-type="float">
            <text:p>4733.17076032</text:p>
          </table:table-cell>
          <table:table-cell table:number-columns-repeated="1022"/>
        </table:table-row>
        <table:table-row table:style-name="ro1">
          <table:table-cell office:value-type="float" office:value="202.17384" calcext:value-type="float">
            <text:p>202.17384</text:p>
          </table:table-cell>
          <table:table-cell office:value-type="float" office:value="4776.35241604" calcext:value-type="float">
            <text:p>4776.35241604</text:p>
          </table:table-cell>
          <table:table-cell table:number-columns-repeated="1022"/>
        </table:table-row>
        <table:table-row table:style-name="ro1">
          <table:table-cell office:value-type="float" office:value="202.003152" calcext:value-type="float">
            <text:p>202.003152</text:p>
          </table:table-cell>
          <table:table-cell office:value-type="float" office:value="4856.958173384" calcext:value-type="float">
            <text:p>4856.958173384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HB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TAHB - 2L/13L (34/34)</text:p>
          </table:table-cell>
          <table:table-cell/>
        </table:table-row>
        <table:table-row table:style-name="ro1">
          <table:table-cell office:value-type="string" calcext:value-type="string">
            <text:p>TAHB</text:p>
          </table:table-cell>
          <table:table-cell/>
        </table:table-row>
        <table:table-row table:style-name="ro1">
          <table:table-cell office:value-type="string" calcext:value-type="string">
            <text:p>FS base</text:p>
          </table:table-cell>
          <table:table-cell/>
        </table:table-row>
        <table:table-row table:style-name="ro1"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3.15432" calcext:value-type="float">
            <text:p>183.15432</text:p>
          </table:table-cell>
          <table:table-cell office:value-type="float" office:value="469.1598057432" calcext:value-type="float">
            <text:p>469.1598057432</text:p>
          </table:table-cell>
        </table:table-row>
        <table:table-row table:style-name="ro1">
          <table:table-cell office:value-type="float" office:value="183.029352" calcext:value-type="float">
            <text:p>183.029352</text:p>
          </table:table-cell>
          <table:table-cell office:value-type="float" office:value="492.2341747104" calcext:value-type="float">
            <text:p>492.2341747104</text:p>
          </table:table-cell>
        </table:table-row>
        <table:table-row table:style-name="ro1">
          <table:table-cell office:value-type="float" office:value="182.959248" calcext:value-type="float">
            <text:p>182.9592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82.998872" calcext:value-type="float">
            <text:p>182.998872</text:p>
          </table:table-cell>
          <table:table-cell office:value-type="float" office:value="546.0743689672" calcext:value-type="float">
            <text:p>546.0743689672</text:p>
          </table:table-cell>
        </table:table-row>
        <table:table-row table:style-name="ro1">
          <table:table-cell office:value-type="float" office:value="182.980584" calcext:value-type="float">
            <text:p>182.980584</text:p>
          </table:table-cell>
          <table:table-cell office:value-type="float" office:value="561.457281612" calcext:value-type="float">
            <text:p>561.457281612</text:p>
          </table:table-cell>
        </table:table-row>
        <table:table-row table:style-name="ro1">
          <table:table-cell office:value-type="float" office:value="182.867808" calcext:value-type="float">
            <text:p>182.867808</text:p>
          </table:table-cell>
          <table:table-cell office:value-type="float" office:value="576.8401942568" calcext:value-type="float">
            <text:p>576.8401942568</text:p>
          </table:table-cell>
        </table:table-row>
        <table:table-row table:style-name="ro1">
          <table:table-cell office:value-type="float" office:value="183.129936" calcext:value-type="float">
            <text:p>183.129936</text:p>
          </table:table-cell>
          <table:table-cell office:value-type="float" office:value="592.2231069016" calcext:value-type="float">
            <text:p>592.2231069016</text:p>
          </table:table-cell>
        </table:table-row>
        <table:table-row table:style-name="ro1">
          <table:table-cell office:value-type="float" office:value="183.0324" calcext:value-type="float">
            <text:p>183.0324</text:p>
          </table:table-cell>
          <table:table-cell office:value-type="float" office:value="615.2974758688" calcext:value-type="float">
            <text:p>615.2974758688</text:p>
          </table:table-cell>
        </table:table-row>
        <table:table-row table:style-name="ro1">
          <table:table-cell office:value-type="float" office:value="182.86476" calcext:value-type="float">
            <text:p>182.86476</text:p>
          </table:table-cell>
          <table:table-cell office:value-type="float" office:value="638.371844836" calcext:value-type="float">
            <text:p>638.371844836</text:p>
          </table:table-cell>
        </table:table-row>
        <table:table-row table:style-name="ro1">
          <table:table-cell office:value-type="float" office:value="182.89524" calcext:value-type="float">
            <text:p>182.89524</text:p>
          </table:table-cell>
          <table:table-cell office:value-type="float" office:value="676.829126448" calcext:value-type="float">
            <text:p>676.829126448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185.3184" calcext:value-type="float">
            <text:p>185.3184</text:p>
          </table:table-cell>
          <table:table-cell office:value-type="float" office:value="2069.787318852" calcext:value-type="float">
            <text:p>2069.787318852</text:p>
          </table:table-cell>
        </table:table-row>
        <table:table-row table:style-name="ro1">
          <table:table-cell office:value-type="float" office:value="186.12612" calcext:value-type="float">
            <text:p>186.12612</text:p>
          </table:table-cell>
          <table:table-cell office:value-type="float" office:value="2162.0847947208" calcext:value-type="float">
            <text:p>2162.0847947208</text:p>
          </table:table-cell>
        </table:table-row>
        <table:table-row table:style-name="ro1">
          <table:table-cell office:value-type="float" office:value="186.467496" calcext:value-type="float">
            <text:p>186.467496</text:p>
          </table:table-cell>
          <table:table-cell office:value-type="float" office:value="2192.8506200104" calcext:value-type="float">
            <text:p>2192.8506200104</text:p>
          </table:table-cell>
        </table:table-row>
        <table:table-row table:style-name="ro1">
          <table:table-cell office:value-type="float" office:value="186.519312" calcext:value-type="float">
            <text:p>186.519312</text:p>
          </table:table-cell>
          <table:table-cell office:value-type="float" office:value="2231.3079016224" calcext:value-type="float">
            <text:p>2231.3079016224</text:p>
          </table:table-cell>
        </table:table-row>
        <table:table-row table:style-name="ro1">
          <table:table-cell office:value-type="float" office:value="186.418728" calcext:value-type="float">
            <text:p>186.418728</text:p>
          </table:table-cell>
          <table:table-cell office:value-type="float" office:value="2262.073726912" calcext:value-type="float">
            <text:p>2262.073726912</text:p>
          </table:table-cell>
        </table:table-row>
        <table:table-row table:style-name="ro1">
          <table:table-cell office:value-type="float" office:value="186.793632" calcext:value-type="float">
            <text:p>186.793632</text:p>
          </table:table-cell>
          <table:table-cell office:value-type="float" office:value="2300.531008524" calcext:value-type="float">
            <text:p>2300.531008524</text:p>
          </table:table-cell>
        </table:table-row>
        <table:table-row table:style-name="ro1">
          <table:table-cell office:value-type="float" office:value="186.558936" calcext:value-type="float">
            <text:p>186.558936</text:p>
          </table:table-cell>
          <table:table-cell office:value-type="float" office:value="2331.2968338136" calcext:value-type="float">
            <text:p>2331.29683381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6.970416" calcext:value-type="float">
            <text:p>186.970416</text:p>
          </table:table-cell>
          <table:table-cell office:value-type="float" office:value="2385.1370280704" calcext:value-type="float">
            <text:p>2385.1370280704</text:p>
          </table:table-cell>
        </table:table-row>
        <table:table-row table:style-name="ro1">
          <table:table-cell office:value-type="float" office:value="187.290456" calcext:value-type="float">
            <text:p>187.290456</text:p>
          </table:table-cell>
          <table:table-cell office:value-type="float" office:value="2431.2857660048" calcext:value-type="float">
            <text:p>2431.2857660048</text:p>
          </table:table-cell>
        </table:table-row>
        <table:table-row table:style-name="ro1">
          <table:table-cell office:value-type="float" office:value="187.278264" calcext:value-type="float">
            <text:p>187.278264</text:p>
          </table:table-cell>
          <table:table-cell office:value-type="float" office:value="2454.360134972" calcext:value-type="float">
            <text:p>2454.360134972</text:p>
          </table:table-cell>
        </table:table-row>
        <table:table-row table:style-name="ro1">
          <table:table-cell office:value-type="float" office:value="187.674504" calcext:value-type="float">
            <text:p>187.674504</text:p>
          </table:table-cell>
          <table:table-cell office:value-type="float" office:value="2485.1259602616" calcext:value-type="float">
            <text:p>2485.1259602616</text:p>
          </table:table-cell>
        </table:table-row>
        <table:table-row table:style-name="ro1">
          <table:table-cell office:value-type="float" office:value="187.640976" calcext:value-type="float">
            <text:p>187.640976</text:p>
          </table:table-cell>
          <table:table-cell office:value-type="float" office:value="2500.5088729064" calcext:value-type="float">
            <text:p>2500.5088729064</text:p>
          </table:table-cell>
        </table:table-row>
        <table:table-row table:style-name="ro1">
          <table:table-cell office:value-type="float" office:value="187.647072" calcext:value-type="float">
            <text:p>187.647072</text:p>
          </table:table-cell>
          <table:table-cell office:value-type="float" office:value="2523.5832418736" calcext:value-type="float">
            <text:p>2523.5832418736</text:p>
          </table:table-cell>
        </table:table-row>
        <table:table-row table:style-name="ro1">
          <table:table-cell office:value-type="float" office:value="187.564776" calcext:value-type="float">
            <text:p>187.564776</text:p>
          </table:table-cell>
          <table:table-cell office:value-type="float" office:value="2546.6576108408" calcext:value-type="float">
            <text:p>2546.6576108408</text:p>
          </table:table-cell>
        </table:table-row>
        <table:table-row table:style-name="ro1">
          <table:table-cell office:value-type="float" office:value="187.732416" calcext:value-type="float">
            <text:p>187.732416</text:p>
          </table:table-cell>
          <table:table-cell office:value-type="float" office:value="2608.18926142" calcext:value-type="float">
            <text:p>2608.18926142</text:p>
          </table:table-cell>
        </table:table-row>
        <table:table-row table:style-name="ro1">
          <table:table-cell office:value-type="float" office:value="187.403232" calcext:value-type="float">
            <text:p>187.403232</text:p>
          </table:table-cell>
          <table:table-cell office:value-type="float" office:value="2638.9550867096" calcext:value-type="float">
            <text:p>2638.9550867096</text:p>
          </table:table-cell>
        </table:table-row>
        <table:table-row table:style-name="ro1">
          <table:table-cell office:value-type="float" office:value="187.823856" calcext:value-type="float">
            <text:p>187.823856</text:p>
          </table:table-cell>
          <table:table-cell office:value-type="float" office:value="2669.7209119992" calcext:value-type="float">
            <text:p>2669.7209119992</text:p>
          </table:table-cell>
        </table:table-row>
        <table:table-row table:style-name="ro1">
          <table:table-cell office:value-type="float" office:value="188.085984" calcext:value-type="float">
            <text:p>188.085984</text:p>
          </table:table-cell>
          <table:table-cell office:value-type="float" office:value="2685.103824644" calcext:value-type="float">
            <text:p>2685.103824644</text:p>
          </table:table-cell>
        </table:table-row>
        <table:table-row table:style-name="ro1">
          <table:table-cell office:value-type="float" office:value="187.339224" calcext:value-type="float">
            <text:p>187.339224</text:p>
          </table:table-cell>
          <table:table-cell office:value-type="float" office:value="2723.561106256" calcext:value-type="float">
            <text:p>2723.561106256</text:p>
          </table:table-cell>
        </table:table-row>
        <table:table-row table:style-name="ro1">
          <table:table-cell office:value-type="float" office:value="188.19876" calcext:value-type="float">
            <text:p>188.19876</text:p>
          </table:table-cell>
          <table:table-cell office:value-type="float" office:value="2762.018387868" calcext:value-type="float">
            <text:p>2762.018387868</text:p>
          </table:table-cell>
        </table:table-row>
        <table:table-row table:style-name="ro1">
          <table:table-cell office:value-type="float" office:value="188.99124" calcext:value-type="float">
            <text:p>188.99124</text:p>
          </table:table-cell>
          <table:table-cell office:value-type="float" office:value="2792.7842131576" calcext:value-type="float">
            <text:p>2792.7842131576</text:p>
          </table:table-cell>
        </table:table-row>
        <table:table-row table:style-name="ro1">
          <table:table-cell office:value-type="float" office:value="188.09208" calcext:value-type="float">
            <text:p>188.09208</text:p>
          </table:table-cell>
          <table:table-cell office:value-type="float" office:value="2823.5500384472" calcext:value-type="float">
            <text:p>2823.5500384472</text:p>
          </table:table-cell>
        </table:table-row>
        <table:table-row table:style-name="ro1">
          <table:table-cell office:value-type="float" office:value="188.790072" calcext:value-type="float">
            <text:p>188.790072</text:p>
          </table:table-cell>
          <table:table-cell office:value-type="float" office:value="2877.390232704" calcext:value-type="float">
            <text:p>2877.390232704</text:p>
          </table:table-cell>
        </table:table-row>
        <table:table-row table:style-name="ro1">
          <table:table-cell office:value-type="float" office:value="188.470032" calcext:value-type="float">
            <text:p>188.470032</text:p>
          </table:table-cell>
          <table:table-cell office:value-type="float" office:value="2908.1560579936" calcext:value-type="float">
            <text:p>2908.1560579936</text:p>
          </table:table-cell>
        </table:table-row>
        <table:table-row table:style-name="ro1">
          <table:table-cell office:value-type="float" office:value="189.155832" calcext:value-type="float">
            <text:p>189.155832</text:p>
          </table:table-cell>
          <table:table-cell office:value-type="float" office:value="2923.5389706384" calcext:value-type="float">
            <text:p>2923.5389706384</text:p>
          </table:table-cell>
        </table:table-row>
        <table:table-row table:style-name="ro1">
          <table:table-cell office:value-type="float" office:value="189.238128" calcext:value-type="float">
            <text:p>189.238128</text:p>
          </table:table-cell>
          <table:table-cell office:value-type="float" office:value="2946.6133396056" calcext:value-type="float">
            <text:p>2946.6133396056</text:p>
          </table:table-cell>
        </table:table-row>
        <table:table-row table:style-name="ro1">
          <table:table-cell office:value-type="float" office:value="188.765688" calcext:value-type="float">
            <text:p>188.765688</text:p>
          </table:table-cell>
          <table:table-cell office:value-type="float" office:value="2977.3791648952" calcext:value-type="float">
            <text:p>2977.3791648952</text:p>
          </table:table-cell>
        </table:table-row>
        <table:table-row table:style-name="ro1">
          <table:table-cell office:value-type="float" office:value="189.469776" calcext:value-type="float">
            <text:p>189.469776</text:p>
          </table:table-cell>
          <table:table-cell office:value-type="float" office:value="3008.1449901848" calcext:value-type="float">
            <text:p>3008.1449901848</text:p>
          </table:table-cell>
        </table:table-row>
        <table:table-row table:style-name="ro1">
          <table:table-cell office:value-type="float" office:value="189.552072" calcext:value-type="float">
            <text:p>189.552072</text:p>
          </table:table-cell>
          <table:table-cell office:value-type="float" office:value="3046.6022717968" calcext:value-type="float">
            <text:p>3046.6022717968</text:p>
          </table:table-cell>
        </table:table-row>
        <table:table-row table:style-name="ro1">
          <table:table-cell office:value-type="float" office:value="189.408816" calcext:value-type="float">
            <text:p>189.408816</text:p>
          </table:table-cell>
          <table:table-cell office:value-type="float" office:value="3085.0595534088" calcext:value-type="float">
            <text:p>3085.0595534088</text:p>
          </table:table-cell>
        </table:table-row>
        <table:table-row table:style-name="ro1">
          <table:table-cell office:value-type="float" office:value="189.969648" calcext:value-type="float">
            <text:p>189.969648</text:p>
          </table:table-cell>
          <table:table-cell office:value-type="float" office:value="3100.4424660536" calcext:value-type="float">
            <text:p>3100.4424660536</text:p>
          </table:table-cell>
        </table:table-row>
        <table:table-row table:style-name="ro1">
          <table:table-cell office:value-type="float" office:value="190.152528" calcext:value-type="float">
            <text:p>190.152528</text:p>
          </table:table-cell>
          <table:table-cell office:value-type="float" office:value="3138.8997476656" calcext:value-type="float">
            <text:p>3138.8997476656</text:p>
          </table:table-cell>
        </table:table-row>
        <table:table-row table:style-name="ro1">
          <table:table-cell office:value-type="float" office:value="189.744096" calcext:value-type="float">
            <text:p>189.744096</text:p>
          </table:table-cell>
          <table:table-cell office:value-type="float" office:value="3169.6655729552" calcext:value-type="float">
            <text:p>3169.6655729552</text:p>
          </table:table-cell>
        </table:table-row>
        <table:table-row table:style-name="ro1">
          <table:table-cell office:value-type="float" office:value="189.893448" calcext:value-type="float">
            <text:p>189.893448</text:p>
          </table:table-cell>
          <table:table-cell office:value-type="float" office:value="3215.8143108896" calcext:value-type="float">
            <text:p>3215.8143108896</text:p>
          </table:table-cell>
        </table:table-row>
        <table:table-row table:style-name="ro1">
          <table:table-cell office:value-type="float" office:value="189.887352" calcext:value-type="float">
            <text:p>189.887352</text:p>
          </table:table-cell>
          <table:table-cell office:value-type="float" office:value="3238.8886798568" calcext:value-type="float">
            <text:p>3238.8886798568</text:p>
          </table:table-cell>
        </table:table-row>
        <table:table-row table:style-name="ro1">
          <table:table-cell office:value-type="float" office:value="190.170816" calcext:value-type="float">
            <text:p>190.170816</text:p>
          </table:table-cell>
          <table:table-cell office:value-type="float" office:value="3269.6545051464" calcext:value-type="float">
            <text:p>3269.6545051464</text:p>
          </table:table-cell>
        </table:table-row>
        <table:table-row table:style-name="ro1">
          <table:table-cell office:value-type="float" office:value="190.253112" calcext:value-type="float">
            <text:p>190.253112</text:p>
          </table:table-cell>
          <table:table-cell office:value-type="float" office:value="3277.3459614688" calcext:value-type="float">
            <text:p>3277.3459614688</text:p>
          </table:table-cell>
        </table:table-row>
        <table:table-row table:style-name="ro1">
          <table:table-cell office:value-type="float" office:value="190.183008" calcext:value-type="float">
            <text:p>190.183008</text:p>
          </table:table-cell>
          <table:table-cell office:value-type="float" office:value="3308.1117867584" calcext:value-type="float">
            <text:p>3308.1117867584</text:p>
          </table:table-cell>
        </table:table-row>
        <table:table-row table:style-name="ro1">
          <table:table-cell office:value-type="float" office:value="190.237872" calcext:value-type="float">
            <text:p>190.237872</text:p>
          </table:table-cell>
          <table:table-cell office:value-type="float" office:value="3331.1861557256" calcext:value-type="float">
            <text:p>3331.1861557256</text:p>
          </table:table-cell>
        </table:table-row>
        <table:table-row table:style-name="ro1">
          <table:table-cell office:value-type="float" office:value="191.271144" calcext:value-type="float">
            <text:p>191.271144</text:p>
          </table:table-cell>
          <table:table-cell office:value-type="float" office:value="3377.33489366" calcext:value-type="float">
            <text:p>3377.33489366</text:p>
          </table:table-cell>
        </table:table-row>
        <table:table-row table:style-name="ro1">
          <table:table-cell office:value-type="float" office:value="191.93256" calcext:value-type="float">
            <text:p>191.93256</text:p>
          </table:table-cell>
          <table:table-cell office:value-type="float" office:value="3438.8665442392" calcext:value-type="float">
            <text:p>3438.8665442392</text:p>
          </table:table-cell>
        </table:table-row>
        <table:table-row table:style-name="ro1">
          <table:table-cell office:value-type="float" office:value="192.365376" calcext:value-type="float">
            <text:p>192.365376</text:p>
          </table:table-cell>
          <table:table-cell office:value-type="float" office:value="3477.3238258512" calcext:value-type="float">
            <text:p>3477.3238258512</text:p>
          </table:table-cell>
        </table:table-row>
        <table:table-row table:style-name="ro1">
          <table:table-cell office:value-type="float" office:value="192.667128" calcext:value-type="float">
            <text:p>192.667128</text:p>
          </table:table-cell>
          <table:table-cell office:value-type="float" office:value="3515.7811074632" calcext:value-type="float">
            <text:p>3515.7811074632</text:p>
          </table:table-cell>
        </table:table-row>
        <table:table-row table:style-name="ro1" table:number-rows-repeated="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TB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GTB OSL Age Model 8/7 (35/17)</text:p>
          </table:table-cell>
          <table:table-cell/>
        </table:table-row>
        <table:table-row table:style-name="ro1">
          <table:table-cell office:value-type="string" calcext:value-type="string">
            <text:p>GTB</text:p>
          </table:table-cell>
          <table:table-cell/>
        </table:table-row>
        <table:table-row table:style-name="ro1">
          <table:table-cell office:value-type="string" calcext:value-type="string">
            <text:p>FS base</text:p>
          </table:table-cell>
          <table:table-cell/>
        </table:table-row>
        <table:table-row table:style-name="ro1">
          <table:table-cell office:value-type="string" calcext:value-type="string">
            <text:p>Elev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83.12384" calcext:value-type="float">
            <text:p>183.12384</text:p>
          </table:table-cell>
          <table:table-cell office:value-type="float" office:value="664.03976309284" calcext:value-type="float">
            <text:p>664.0397630928</text:p>
          </table:table-cell>
        </table:table-row>
        <table:table-row table:style-name="ro1">
          <table:table-cell office:value-type="float" office:value="182.450232" calcext:value-type="float">
            <text:p>182.450232</text:p>
          </table:table-cell>
          <table:table-cell office:value-type="float" office:value="697.78723558654" calcext:value-type="float">
            <text:p>697.7872355865</text:p>
          </table:table-cell>
        </table:table-row>
        <table:table-row table:style-name="ro1">
          <table:table-cell office:value-type="float" office:value="182.447184" calcext:value-type="float">
            <text:p>182.447184</text:p>
          </table:table-cell>
          <table:table-cell office:value-type="float" office:value="731.53470808024" calcext:value-type="float">
            <text:p>731.5347080802</text:p>
          </table:table-cell>
        </table:table-row>
        <table:table-row table:style-name="ro1">
          <table:table-cell office:value-type="float" office:value="182.477664" calcext:value-type="float">
            <text:p>182.477664</text:p>
          </table:table-cell>
          <table:table-cell office:value-type="float" office:value="765.28218057394" calcext:value-type="float">
            <text:p>765.2821805739</text:p>
          </table:table-cell>
        </table:table-row>
        <table:table-row table:style-name="ro1">
          <table:table-cell office:value-type="float" office:value="182.386224" calcext:value-type="float">
            <text:p>182.386224</text:p>
          </table:table-cell>
          <table:table-cell office:value-type="float" office:value="799.04398320458" calcext:value-type="float">
            <text:p>799.0439832046</text:p>
          </table:table-cell>
        </table:table-row>
        <table:table-row table:style-name="ro1">
          <table:table-cell office:value-type="float" office:value="182.745888" calcext:value-type="float">
            <text:p>182.745888</text:p>
          </table:table-cell>
          <table:table-cell office:value-type="float" office:value="832.79145569828" calcext:value-type="float">
            <text:p>832.79145569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2.291736" calcext:value-type="float">
            <text:p>182.291736</text:p>
          </table:table-cell>
          <table:table-cell office:value-type="float" office:value="877.78808568988" calcext:value-type="float">
            <text:p>877.7880856899</text:p>
          </table:table-cell>
        </table:table-row>
        <table:table-row table:style-name="ro1">
          <table:table-cell office:value-type="float" office:value="182.367936" calcext:value-type="float">
            <text:p>182.367936</text:p>
          </table:table-cell>
          <table:table-cell office:value-type="float" office:value="900.28640068568" calcext:value-type="float">
            <text:p>900.2864006857</text:p>
          </table:table-cell>
        </table:table-row>
        <table:table-row table:style-name="ro1">
          <table:table-cell office:value-type="float" office:value="182.410608" calcext:value-type="float">
            <text:p>182.410608</text:p>
          </table:table-cell>
          <table:table-cell office:value-type="float" office:value="922.78471568148" calcext:value-type="float">
            <text:p>922.784715681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82.200296" calcext:value-type="float">
            <text:p>182.200296</text:p>
          </table:table-cell>
          <table:table-cell office:value-type="float" office:value="1057.78893579322" calcext:value-type="float">
            <text:p>1057.7889357932</text:p>
          </table:table-cell>
        </table:table-row>
        <table:table-row table:style-name="ro1">
          <table:table-cell office:value-type="float" office:value="182.233824" calcext:value-type="float">
            <text:p>182.233824</text:p>
          </table:table-cell>
          <table:table-cell office:value-type="float" office:value="1091.53640828692" calcext:value-type="float">
            <text:p>1091.5364082869</text:p>
          </table:table-cell>
        </table:table-row>
        <table:table-row table:style-name="ro1">
          <table:table-cell office:value-type="float" office:value="182.050944" calcext:value-type="float">
            <text:p>182.050944</text:p>
          </table:table-cell>
          <table:table-cell office:value-type="float" office:value="1114.03472328272" calcext:value-type="float">
            <text:p>1114.0347232827</text:p>
          </table:table-cell>
        </table:table-row>
        <table:table-row table:style-name="ro1">
          <table:table-cell office:value-type="float" office:value="182.114952" calcext:value-type="float">
            <text:p>182.114952</text:p>
          </table:table-cell>
          <table:table-cell office:value-type="float" office:value="1147.78219577642" calcext:value-type="float">
            <text:p>1147.78219577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2.60568" calcext:value-type="float">
            <text:p>182.60568</text:p>
          </table:table-cell>
          <table:table-cell office:value-type="float" office:value="1249.02461325752" calcext:value-type="float">
            <text:p>1249.0246132575</text:p>
          </table:table-cell>
        </table:table-row>
        <table:table-row table:style-name="ro1">
          <table:table-cell office:value-type="float" office:value="182.3466" calcext:value-type="float">
            <text:p>182.3466</text:p>
          </table:table-cell>
          <table:table-cell office:value-type="float" office:value="1282.77208575122" calcext:value-type="float">
            <text:p>1282.7720857512</text:p>
          </table:table-cell>
        </table:table-row>
        <table:table-row table:style-name="ro1">
          <table:table-cell office:value-type="float" office:value="182.694072" calcext:value-type="float">
            <text:p>182.694072</text:p>
          </table:table-cell>
          <table:table-cell office:value-type="float" office:value="1310.90214456444" calcext:value-type="float">
            <text:p>1310.9021445644</text:p>
          </table:table-cell>
        </table:table-row>
        <table:table-row table:style-name="ro1">
          <table:table-cell office:value-type="float" office:value="182.950104" calcext:value-type="float">
            <text:p>182.950104</text:p>
          </table:table-cell>
          <table:table-cell office:value-type="float" office:value="1339.03220337766" calcext:value-type="float">
            <text:p>1339.0322033777</text:p>
          </table:table-cell>
        </table:table-row>
        <table:table-row table:style-name="ro1">
          <table:table-cell office:value-type="float" office:value="182.907432" calcext:value-type="float">
            <text:p>182.907432</text:p>
          </table:table-cell>
          <table:table-cell office:value-type="float" office:value="1372.77967587136" calcext:value-type="float">
            <text:p>1372.7796758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3.160416" calcext:value-type="float">
            <text:p>183.160416</text:p>
          </table:table-cell>
          <table:table-cell office:value-type="float" office:value="1395.27799086716" calcext:value-type="float">
            <text:p>1395.2779908672</text:p>
          </table:table-cell>
        </table:table-row>
        <table:table-row table:style-name="ro1">
          <table:table-cell office:value-type="float" office:value="183.303672" calcext:value-type="float">
            <text:p>183.303672</text:p>
          </table:table-cell>
          <table:table-cell office:value-type="float" office:value="1440.27462085876" calcext:value-type="float">
            <text:p>1440.2746208588</text:p>
          </table:table-cell>
        </table:table-row>
        <table:table-row table:style-name="ro1">
          <table:table-cell office:value-type="float" office:value="183.361584" calcext:value-type="float">
            <text:p>183.361584</text:p>
          </table:table-cell>
          <table:table-cell office:value-type="float" office:value="1485.27125085036" calcext:value-type="float">
            <text:p>1485.2712508504</text:p>
          </table:table-cell>
        </table:table-row>
        <table:table-row table:style-name="ro1">
          <table:table-cell office:value-type="float" office:value="183.401208" calcext:value-type="float">
            <text:p>183.401208</text:p>
          </table:table-cell>
          <table:table-cell office:value-type="float" office:value="1519.01872334406" calcext:value-type="float">
            <text:p>1519.0187233441</text:p>
          </table:table-cell>
        </table:table-row>
        <table:table-row table:style-name="ro1">
          <table:table-cell office:value-type="float" office:value="183.757824" calcext:value-type="float">
            <text:p>183.757824</text:p>
          </table:table-cell>
          <table:table-cell office:value-type="float" office:value="1575.2788409705" calcext:value-type="float">
            <text:p>1575.27884097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3.556656" calcext:value-type="float">
            <text:p>183.556656</text:p>
          </table:table-cell>
          <table:table-cell office:value-type="float" office:value="1642.7737859579" calcext:value-type="float">
            <text:p>1642.7737859579</text:p>
          </table:table-cell>
        </table:table-row>
        <table:table-row table:style-name="ro1">
          <table:table-cell office:value-type="float" office:value="183.651144" calcext:value-type="float">
            <text:p>183.651144</text:p>
          </table:table-cell>
          <table:table-cell office:value-type="float" office:value="1665.2721009537" calcext:value-type="float">
            <text:p>1665.2721009537</text:p>
          </table:table-cell>
        </table:table-row>
        <table:table-row table:style-name="ro1">
          <table:table-cell office:value-type="float" office:value="183.907176" calcext:value-type="float">
            <text:p>183.907176</text:p>
          </table:table-cell>
          <table:table-cell office:value-type="float" office:value="1699.0195734474" calcext:value-type="float">
            <text:p>1699.0195734474</text:p>
          </table:table-cell>
        </table:table-row>
        <table:table-row table:style-name="ro1">
          <table:table-cell office:value-type="float" office:value="184.181496" calcext:value-type="float">
            <text:p>184.181496</text:p>
          </table:table-cell>
          <table:table-cell office:value-type="float" office:value="1732.7670459411" calcext:value-type="float">
            <text:p>1732.76704594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4.087008" calcext:value-type="float">
            <text:p>184.087008</text:p>
          </table:table-cell>
          <table:table-cell office:value-type="float" office:value="1772.14626225222" calcext:value-type="float">
            <text:p>1772.1462622522</text:p>
          </table:table-cell>
        </table:table-row>
        <table:table-row table:style-name="ro1">
          <table:table-cell office:value-type="float" office:value="184.19064" calcext:value-type="float">
            <text:p>184.19064</text:p>
          </table:table-cell>
          <table:table-cell office:value-type="float" office:value="1800.27632106544" calcext:value-type="float">
            <text:p>1800.2763210654</text:p>
          </table:table-cell>
        </table:table-row>
        <table:table-row table:style-name="ro1">
          <table:table-cell office:value-type="float" office:value="184.501536" calcext:value-type="float">
            <text:p>184.501536</text:p>
          </table:table-cell>
          <table:table-cell office:value-type="float" office:value="1822.77463606124" calcext:value-type="float">
            <text:p>1822.7746360612</text:p>
          </table:table-cell>
        </table:table-row>
        <table:table-row table:style-name="ro1">
          <table:table-cell office:value-type="float" office:value="184.385712" calcext:value-type="float">
            <text:p>184.385712</text:p>
          </table:table-cell>
          <table:table-cell office:value-type="float" office:value="1867.77126605284" calcext:value-type="float">
            <text:p>1867.7712660528</text:p>
          </table:table-cell>
        </table:table-row>
        <table:table-row table:style-name="ro1">
          <table:table-cell office:value-type="float" office:value="184.062624" calcext:value-type="float">
            <text:p>184.062624</text:p>
          </table:table-cell>
          <table:table-cell office:value-type="float" office:value="1890.26958104864" calcext:value-type="float">
            <text:p>1890.2695810486</text:p>
          </table:table-cell>
        </table:table-row>
        <table:table-row table:style-name="ro1">
          <table:table-cell office:value-type="float" office:value="184.711848" calcext:value-type="float">
            <text:p>184.711848</text:p>
          </table:table-cell>
          <table:table-cell office:value-type="float" office:value="2159.38275113236" calcext:value-type="float">
            <text:p>2159.3827511324</text:p>
          </table:table-cell>
        </table:table-row>
        <table:table-row table:style-name="ro1">
          <table:table-cell office:value-type="float" office:value="184.5564" calcext:value-type="float">
            <text:p>184.5564</text:p>
          </table:table-cell>
          <table:table-cell office:value-type="float" office:value="2179.25847984976" calcext:value-type="float">
            <text:p>2179.25847984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4.7088" calcext:value-type="float">
            <text:p>184.7088</text:p>
          </table:table-cell>
          <table:table-cell office:value-type="float" office:value="2194.16527638781" calcext:value-type="float">
            <text:p>2194.1652763878</text:p>
          </table:table-cell>
        </table:table-row>
        <table:table-row table:style-name="ro1">
          <table:table-cell office:value-type="float" office:value="184.608216" calcext:value-type="float">
            <text:p>184.608216</text:p>
          </table:table-cell>
          <table:table-cell office:value-type="float" office:value="2206.59077176114" calcext:value-type="float">
            <text:p>2206.5907717611</text:p>
          </table:table-cell>
        </table:table-row>
        <table:table-row table:style-name="ro1">
          <table:table-cell office:value-type="float" office:value="184.516776" calcext:value-type="float">
            <text:p>184.516776</text:p>
          </table:table-cell>
          <table:table-cell office:value-type="float" office:value="2219.01626713447" calcext:value-type="float">
            <text:p>2219.0162671345</text:p>
          </table:table-cell>
        </table:table-row>
        <table:table-row table:style-name="ro1">
          <table:table-cell office:value-type="float" office:value="184.7088" calcext:value-type="float">
            <text:p>184.7088</text:p>
          </table:table-cell>
          <table:table-cell office:value-type="float" office:value="2231.43543265789" calcext:value-type="float">
            <text:p>2231.4354326579</text:p>
          </table:table-cell>
        </table:table-row>
        <table:table-row table:style-name="ro1">
          <table:table-cell office:value-type="float" office:value="185.068464" calcext:value-type="float">
            <text:p>185.068464</text:p>
          </table:table-cell>
          <table:table-cell office:value-type="float" office:value="2246.34222919594" calcext:value-type="float">
            <text:p>2246.3422291959</text:p>
          </table:table-cell>
        </table:table-row>
        <table:table-row table:style-name="ro1">
          <table:table-cell office:value-type="float" office:value="185.30316" calcext:value-type="float">
            <text:p>185.30316</text:p>
          </table:table-cell>
          <table:table-cell office:value-type="float" office:value="2263.73665674862" calcext:value-type="float">
            <text:p>2263.7366567486</text:p>
          </table:table-cell>
        </table:table-row>
        <table:table-row table:style-name="ro1">
          <table:table-cell office:value-type="float" office:value="185.178192" calcext:value-type="float">
            <text:p>185.178192</text:p>
          </table:table-cell>
          <table:table-cell office:value-type="float" office:value="2273.67452110732" calcext:value-type="float">
            <text:p>2273.67452110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5.534808" calcext:value-type="float">
            <text:p>185.534808</text:p>
          </table:table-cell>
          <table:table-cell office:value-type="float" office:value="2288.58131764537" calcext:value-type="float">
            <text:p>2288.5813176454</text:p>
          </table:table-cell>
        </table:table-row>
        <table:table-row table:style-name="ro1">
          <table:table-cell office:value-type="float" office:value="185.376312" calcext:value-type="float">
            <text:p>185.376312</text:p>
          </table:table-cell>
          <table:table-cell office:value-type="float" office:value="2305.97574519805" calcext:value-type="float">
            <text:p>2305.9757451981</text:p>
          </table:table-cell>
        </table:table-row>
        <table:table-row table:style-name="ro1">
          <table:table-cell office:value-type="float" office:value="185.540904" calcext:value-type="float">
            <text:p>185.540904</text:p>
          </table:table-cell>
          <table:table-cell office:value-type="float" office:value="2333.30803710943" calcext:value-type="float">
            <text:p>2333.3080371094</text:p>
          </table:table-cell>
        </table:table-row>
        <table:table-row table:style-name="ro1">
          <table:table-cell office:value-type="float" office:value="185.574432" calcext:value-type="float">
            <text:p>185.574432</text:p>
          </table:table-cell>
          <table:table-cell office:value-type="float" office:value="2345.72720263285" calcext:value-type="float">
            <text:p>2345.7272026329</text:p>
          </table:table-cell>
        </table:table-row>
        <table:table-row table:style-name="ro1">
          <table:table-cell office:value-type="float" office:value="185.239152" calcext:value-type="float">
            <text:p>185.239152</text:p>
          </table:table-cell>
          <table:table-cell office:value-type="float" office:value="2358.15269800618" calcext:value-type="float">
            <text:p>2358.1526980062</text:p>
          </table:table-cell>
        </table:table-row>
        <table:table-row table:style-name="ro1">
          <table:table-cell office:value-type="float" office:value="185.19648" calcext:value-type="float">
            <text:p>185.19648</text:p>
          </table:table-cell>
          <table:table-cell office:value-type="float" office:value="2373.05949454423" calcext:value-type="float">
            <text:p>2373.0594945442</text:p>
          </table:table-cell>
        </table:table-row>
        <table:table-row table:style-name="ro1">
          <table:table-cell office:value-type="float" office:value="185.766456" calcext:value-type="float">
            <text:p>185.766456</text:p>
          </table:table-cell>
          <table:table-cell office:value-type="float" office:value="2387.96629108228" calcext:value-type="float">
            <text:p>2387.9662910823</text:p>
          </table:table-cell>
        </table:table-row>
        <table:table-row table:style-name="ro1">
          <table:table-cell office:value-type="float" office:value="185.659776" calcext:value-type="float">
            <text:p>185.659776</text:p>
          </table:table-cell>
          <table:table-cell office:value-type="float" office:value="2407.84201979968" calcext:value-type="float">
            <text:p>2407.8420197997</text:p>
          </table:table-cell>
        </table:table-row>
        <table:table-row table:style-name="ro1">
          <table:table-cell office:value-type="float" office:value="185.476896" calcext:value-type="float">
            <text:p>185.476896</text:p>
          </table:table-cell>
          <table:table-cell office:value-type="float" office:value="2432.69301054634" calcext:value-type="float">
            <text:p>2432.6930105463</text:p>
          </table:table-cell>
        </table:table-row>
        <table:table-row table:style-name="ro1">
          <table:table-cell office:value-type="float" office:value="185.934096" calcext:value-type="float">
            <text:p>185.934096</text:p>
          </table:table-cell>
          <table:table-cell office:value-type="float" office:value="2467.47553580179" calcext:value-type="float">
            <text:p>2467.4755358018</text:p>
          </table:table-cell>
        </table:table-row>
        <table:table-row table:style-name="ro1">
          <table:table-cell office:value-type="float" office:value="186.052968" calcext:value-type="float">
            <text:p>186.052968</text:p>
          </table:table-cell>
          <table:table-cell office:value-type="float" office:value="2497.28912887789" calcext:value-type="float">
            <text:p>2497.2891288779</text:p>
          </table:table-cell>
        </table:table-row>
        <table:table-row table:style-name="ro1">
          <table:table-cell office:value-type="float" office:value="185.732928" calcext:value-type="float">
            <text:p>185.732928</text:p>
          </table:table-cell>
          <table:table-cell office:value-type="float" office:value="2522.13378977464" calcext:value-type="float">
            <text:p>2522.1337897746</text:p>
          </table:table-cell>
        </table:table-row>
        <table:table-row table:style-name="ro1">
          <table:table-cell office:value-type="float" office:value="185.8518" calcext:value-type="float">
            <text:p>185.8518</text:p>
          </table:table-cell>
          <table:table-cell office:value-type="float" office:value="2556.92264488" calcext:value-type="float">
            <text:p>2556.92264488</text:p>
          </table:table-cell>
        </table:table-row>
        <table:table-row table:style-name="ro1">
          <table:table-cell office:value-type="float" office:value="186.315096" calcext:value-type="float">
            <text:p>186.315096</text:p>
          </table:table-cell>
          <table:table-cell office:value-type="float" office:value="2584.25493679138" calcext:value-type="float">
            <text:p>2584.2549367914</text:p>
          </table:table-cell>
        </table:table-row>
        <table:table-row table:style-name="ro1">
          <table:table-cell office:value-type="float" office:value="186.47664" calcext:value-type="float">
            <text:p>186.47664</text:p>
          </table:table-cell>
          <table:table-cell office:value-type="float" office:value="2611.58089885285" calcext:value-type="float">
            <text:p>2611.5808988529</text:p>
          </table:table-cell>
        </table:table-row>
        <table:table-row table:style-name="ro1">
          <table:table-cell office:value-type="float" office:value="186.6138" calcext:value-type="float">
            <text:p>186.6138</text:p>
          </table:table-cell>
          <table:table-cell office:value-type="float" office:value="2666.24548267561" calcext:value-type="float">
            <text:p>2666.2454826756</text:p>
          </table:table-cell>
        </table:table-row>
        <table:table-row table:style-name="ro1">
          <table:table-cell office:value-type="float" office:value="186.561984" calcext:value-type="float">
            <text:p>186.561984</text:p>
          </table:table-cell>
          <table:table-cell office:value-type="float" office:value="2715.93480446911" calcext:value-type="float">
            <text:p>2715.9348044691</text:p>
          </table:table-cell>
        </table:table-row>
        <table:table-row table:style-name="ro1">
          <table:table-cell office:value-type="float" office:value="186.162696" calcext:value-type="float">
            <text:p>186.162696</text:p>
          </table:table-cell>
          <table:table-cell office:value-type="float" office:value="2770.59938829187" calcext:value-type="float">
            <text:p>2770.5993882919</text:p>
          </table:table-cell>
        </table:table-row>
        <table:table-row table:style-name="ro1">
          <table:table-cell office:value-type="float" office:value="186.665616" calcext:value-type="float">
            <text:p>186.665616</text:p>
          </table:table-cell>
          <table:table-cell office:value-type="float" office:value="2869.98436172878" calcext:value-type="float">
            <text:p>2869.9843617288</text:p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TB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ATB OSL Age Model 15 (25)</text:p>
          </table:table-cell>
          <table:table-cell/>
        </table:table-row>
        <table:table-row table:style-name="ro1">
          <table:table-cell office:value-type="string" calcext:value-type="string">
            <text:p>ATB</text:p>
          </table:table-cell>
          <table:table-cell/>
        </table:table-row>
        <table:table-row table:style-name="ro1">
          <table:table-cell office:value-type="string" calcext:value-type="string">
            <text:p>FS base</text:p>
          </table:table-cell>
          <table:table-cell/>
        </table:table-row>
        <table:table-row table:style-name="ro1">
          <table:table-cell office:value-type="string" calcext:value-type="string">
            <text:p>Elev</text:p>
          </table:table-cell>
          <table:table-cell/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float" office:value="182.456328" calcext:value-type="float">
            <text:p>182.456328</text:p>
          </table:table-cell>
          <table:table-cell office:value-type="float" office:value="1292.87201056905" calcext:value-type="float">
            <text:p>1292.8720105691</text:p>
          </table:table-cell>
        </table:table-row>
        <table:table-row table:style-name="ro1">
          <table:table-cell office:value-type="float" office:value="182.035704" calcext:value-type="float">
            <text:p>182.035704</text:p>
          </table:table-cell>
          <table:table-cell office:value-type="float" office:value="1320.97844719908" calcext:value-type="float">
            <text:p>1320.9784471991</text:p>
          </table:table-cell>
        </table:table-row>
        <table:table-row table:style-name="ro1">
          <table:table-cell office:value-type="float" office:value="181.438296" calcext:value-type="float">
            <text:p>181.438296</text:p>
          </table:table-cell>
          <table:table-cell office:value-type="float" office:value="1339.73003408141" calcext:value-type="float">
            <text:p>1339.7300340814</text:p>
          </table:table-cell>
        </table:table-row>
        <table:table-row table:style-name="ro1">
          <table:table-cell office:value-type="float" office:value="182.535576" calcext:value-type="float">
            <text:p>182.535576</text:p>
          </table:table-cell>
          <table:table-cell office:value-type="float" office:value="1372.5278580476" calcext:value-type="float">
            <text:p>1372.5278580476</text:p>
          </table:table-cell>
        </table:table-row>
        <table:table-row table:style-name="ro1">
          <table:table-cell office:value-type="float" office:value="182.401464" calcext:value-type="float">
            <text:p>182.401464</text:p>
          </table:table-cell>
          <table:table-cell office:value-type="float" office:value="1395.95686980378" calcext:value-type="float">
            <text:p>1395.95686980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1.941216" calcext:value-type="float">
            <text:p>181.941216</text:p>
          </table:table-cell>
          <table:table-cell office:value-type="float" office:value="1461.55251773616" calcext:value-type="float">
            <text:p>1461.5525177362</text:p>
          </table:table-cell>
        </table:table-row>
        <table:table-row table:style-name="ro1">
          <table:table-cell office:value-type="float" office:value="182.066184" calcext:value-type="float">
            <text:p>182.066184</text:p>
          </table:table-cell>
          <table:table-cell office:value-type="float" office:value="1494.35034170235" calcext:value-type="float">
            <text:p>1494.3503417024</text:p>
          </table:table-cell>
        </table:table-row>
        <table:table-row table:style-name="ro1">
          <table:table-cell office:value-type="float" office:value="182.279544" calcext:value-type="float">
            <text:p>182.279544</text:p>
          </table:table-cell>
          <table:table-cell office:value-type="float" office:value="1508.39657878621" calcext:value-type="float">
            <text:p>1508.3965787862</text:p>
          </table:table-cell>
        </table:table-row>
        <table:table-row table:style-name="ro1">
          <table:table-cell office:value-type="float" office:value="181.916832" calcext:value-type="float">
            <text:p>181.916832</text:p>
          </table:table-cell>
          <table:table-cell office:value-type="float" office:value="1536.51697787855" calcext:value-type="float">
            <text:p>1536.5169778786</text:p>
          </table:table-cell>
        </table:table-row>
        <table:table-row table:style-name="ro1">
          <table:table-cell office:value-type="float" office:value="183.059832" calcext:value-type="float">
            <text:p>183.059832</text:p>
          </table:table-cell>
          <table:table-cell office:value-type="float" office:value="1555.25460229857" calcext:value-type="float">
            <text:p>1555.2546022986</text:p>
          </table:table-cell>
        </table:table-row>
        <table:table-row table:style-name="ro1">
          <table:table-cell office:value-type="float" office:value="182.111904" calcext:value-type="float">
            <text:p>182.111904</text:p>
          </table:table-cell>
          <table:table-cell office:value-type="float" office:value="1578.68361405475" calcext:value-type="float">
            <text:p>1578.6836140548</text:p>
          </table:table-cell>
        </table:table-row>
        <table:table-row table:style-name="ro1">
          <table:table-cell office:value-type="float" office:value="182.416704" calcext:value-type="float">
            <text:p>182.416704</text:p>
          </table:table-cell>
          <table:table-cell office:value-type="float" office:value="1602.11262581093" calcext:value-type="float">
            <text:p>1602.1126258109</text:p>
          </table:table-cell>
        </table:table-row>
        <table:table-row table:style-name="ro1">
          <table:table-cell office:value-type="float" office:value="182.919624" calcext:value-type="float">
            <text:p>182.919624</text:p>
          </table:table-cell>
          <table:table-cell office:value-type="float" office:value="1620.85025023095" calcext:value-type="float">
            <text:p>1620.850250231</text:p>
          </table:table-cell>
        </table:table-row>
        <table:table-row table:style-name="ro1">
          <table:table-cell office:value-type="float" office:value="182.273448" calcext:value-type="float">
            <text:p>182.273448</text:p>
          </table:table-cell>
          <table:table-cell office:value-type="float" office:value="1639.58787465097" calcext:value-type="float">
            <text:p>1639.587874651</text:p>
          </table:table-cell>
        </table:table-row>
        <table:table-row table:style-name="ro1">
          <table:table-cell office:value-type="float" office:value="182.130192" calcext:value-type="float">
            <text:p>182.130192</text:p>
          </table:table-cell>
          <table:table-cell office:value-type="float" office:value="1658.3394615333" calcext:value-type="float">
            <text:p>1658.3394615333</text:p>
          </table:table-cell>
        </table:table-row>
        <table:table-row table:style-name="ro1">
          <table:table-cell office:value-type="float" office:value="182.20944" calcext:value-type="float">
            <text:p>182.20944</text:p>
          </table:table-cell>
          <table:table-cell office:value-type="float" office:value="1681.75451082717" calcext:value-type="float">
            <text:p>1681.75451082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2.063136" calcext:value-type="float">
            <text:p>182.063136</text:p>
          </table:table-cell>
          <table:table-cell office:value-type="float" office:value="1709.87490991951" calcext:value-type="float">
            <text:p>1709.8749099195</text:p>
          </table:table-cell>
        </table:table-row>
        <table:table-row table:style-name="ro1">
          <table:table-cell office:value-type="float" office:value="182.175912" calcext:value-type="float">
            <text:p>182.175912</text:p>
          </table:table-cell>
          <table:table-cell office:value-type="float" office:value="1733.30392167569" calcext:value-type="float">
            <text:p>1733.30392167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2.52948" calcext:value-type="float">
            <text:p>182.52948</text:p>
          </table:table-cell>
          <table:table-cell office:value-type="float" office:value="1752.04154609571" calcext:value-type="float">
            <text:p>1752.0415460957</text:p>
          </table:table-cell>
        </table:table-row>
        <table:table-row table:style-name="ro1">
          <table:table-cell office:value-type="float" office:value="182.294784" calcext:value-type="float">
            <text:p>182.294784</text:p>
          </table:table-cell>
          <table:table-cell office:value-type="float" office:value="1775.47055785189" calcext:value-type="float">
            <text:p>1775.4705578519</text:p>
          </table:table-cell>
        </table:table-row>
        <table:table-row table:style-name="ro1">
          <table:table-cell office:value-type="float" office:value="182.105808" calcext:value-type="float">
            <text:p>182.105808</text:p>
          </table:table-cell>
          <table:table-cell office:value-type="float" office:value="1817.63719402809" calcext:value-type="float">
            <text:p>1817.6371940281</text:p>
          </table:table-cell>
        </table:table-row>
        <table:table-row table:style-name="ro1">
          <table:table-cell office:value-type="float" office:value="182.22468" calcext:value-type="float">
            <text:p>182.22468</text:p>
          </table:table-cell>
          <table:table-cell office:value-type="float" office:value="1836.37481844811" calcext:value-type="float">
            <text:p>1836.3748184481</text:p>
          </table:table-cell>
        </table:table-row>
        <table:table-row table:style-name="ro1">
          <table:table-cell office:value-type="float" office:value="182.111904" calcext:value-type="float">
            <text:p>182.111904</text:p>
          </table:table-cell>
          <table:table-cell office:value-type="float" office:value="1892.60165417048" calcext:value-type="float">
            <text:p>1892.6016541705</text:p>
          </table:table-cell>
        </table:table-row>
        <table:table-row table:style-name="ro1">
          <table:table-cell office:value-type="float" office:value="182.977536" calcext:value-type="float">
            <text:p>182.977536</text:p>
          </table:table-cell>
          <table:table-cell office:value-type="float" office:value="1906.66185371665" calcext:value-type="float">
            <text:p>1906.661853716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82.791608" calcext:value-type="float">
            <text:p>182.791608</text:p>
          </table:table-cell>
          <table:table-cell office:value-type="float" office:value="1920.70809080051" calcext:value-type="float">
            <text:p>1920.7080908005</text:p>
          </table:table-cell>
        </table:table-row>
        <table:table-row table:style-name="ro1">
          <table:table-cell office:value-type="float" office:value="182.733696" calcext:value-type="float">
            <text:p>182.733696</text:p>
          </table:table-cell>
          <table:table-cell office:value-type="float" office:value="1934.76829034668" calcext:value-type="float">
            <text:p>1934.7682903467</text:p>
          </table:table-cell>
        </table:table-row>
        <table:table-row table:style-name="ro1">
          <table:table-cell office:value-type="float" office:value="182.83428" calcext:value-type="float">
            <text:p>182.83428</text:p>
          </table:table-cell>
          <table:table-cell office:value-type="float" office:value="1944.13710255669" calcext:value-type="float">
            <text:p>1944.1371025567</text:p>
          </table:table-cell>
        </table:table-row>
        <table:table-row table:style-name="ro1">
          <table:table-cell office:value-type="float" office:value="183.273192" calcext:value-type="float">
            <text:p>183.273192</text:p>
          </table:table-cell>
          <table:table-cell office:value-type="float" office:value="1962.88868943902" calcext:value-type="float">
            <text:p>1962.888689439</text:p>
          </table:table-cell>
        </table:table-row>
        <table:table-row table:style-name="ro1">
          <table:table-cell office:value-type="float" office:value="183.315864" calcext:value-type="float">
            <text:p>183.315864</text:p>
          </table:table-cell>
          <table:table-cell office:value-type="float" office:value="2005.05532561522" calcext:value-type="float">
            <text:p>2005.05532561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2.486808" calcext:value-type="float">
            <text:p>182.486808</text:p>
          </table:table-cell>
          <table:table-cell office:value-type="float" office:value="2070.6509735476" calcext:value-type="float">
            <text:p>2070.6509735476</text:p>
          </table:table-cell>
        </table:table-row>
        <table:table-row table:style-name="ro1">
          <table:table-cell office:value-type="float" office:value="182.587392" calcext:value-type="float">
            <text:p>182.587392</text:p>
          </table:table-cell>
          <table:table-cell office:value-type="float" office:value="2108.12622238764" calcext:value-type="float">
            <text:p>2108.1262223876</text:p>
          </table:table-cell>
        </table:table-row>
        <table:table-row table:style-name="ro1">
          <table:table-cell office:value-type="float" office:value="182.447184" calcext:value-type="float">
            <text:p>182.447184</text:p>
          </table:table-cell>
          <table:table-cell office:value-type="float" office:value="2150.29285856384" calcext:value-type="float">
            <text:p>2150.2928585638</text:p>
          </table:table-cell>
        </table:table-row>
        <table:table-row table:style-name="ro1">
          <table:table-cell office:value-type="float" office:value="182.797704" calcext:value-type="float">
            <text:p>182.797704</text:p>
          </table:table-cell>
          <table:table-cell office:value-type="float" office:value="2164.35305811001" calcext:value-type="float">
            <text:p>2164.35305811</text:p>
          </table:table-cell>
        </table:table-row>
        <table:table-row table:style-name="ro1">
          <table:table-cell office:value-type="float" office:value="183.151272" calcext:value-type="float">
            <text:p>183.151272</text:p>
          </table:table-cell>
          <table:table-cell office:value-type="float" office:value="2192.47345720235" calcext:value-type="float">
            <text:p>2192.4734572024</text:p>
          </table:table-cell>
        </table:table-row>
        <table:table-row table:style-name="ro1">
          <table:table-cell office:value-type="float" office:value="183.645048" calcext:value-type="float">
            <text:p>183.645048</text:p>
          </table:table-cell>
          <table:table-cell office:value-type="float" office:value="2258.06910513473" calcext:value-type="float">
            <text:p>2258.0691051347</text:p>
          </table:table-cell>
        </table:table-row>
        <table:table-row table:style-name="ro1">
          <table:table-cell office:value-type="float" office:value="184.288176" calcext:value-type="float">
            <text:p>184.288176</text:p>
          </table:table-cell>
          <table:table-cell office:value-type="float" office:value="2286.17554176476" calcext:value-type="float">
            <text:p>2286.1755417648</text:p>
          </table:table-cell>
        </table:table-row>
        <table:table-row table:style-name="ro1">
          <table:table-cell office:value-type="float" office:value="183.766968" calcext:value-type="float">
            <text:p>183.766968</text:p>
          </table:table-cell>
          <table:table-cell office:value-type="float" office:value="2323.66475306711" calcext:value-type="float">
            <text:p>2323.6647530671</text:p>
          </table:table-cell>
        </table:table-row>
        <table:table-row table:style-name="ro1">
          <table:table-cell office:value-type="float" office:value="183.416448" calcext:value-type="float">
            <text:p>183.416448</text:p>
          </table:table-cell>
          <table:table-cell office:value-type="float" office:value="2351.77118969714" calcext:value-type="float">
            <text:p>2351.7711896971</text:p>
          </table:table-cell>
        </table:table-row>
        <table:table-row table:style-name="ro1">
          <table:table-cell office:value-type="float" office:value="184.090056" calcext:value-type="float">
            <text:p>184.090056</text:p>
          </table:table-cell>
          <table:table-cell office:value-type="float" office:value="2379.87762632717" calcext:value-type="float">
            <text:p>2379.8776263272</text:p>
          </table:table-cell>
        </table:table-row>
        <table:table-row table:style-name="ro1">
          <table:table-cell office:value-type="float" office:value="183.334152" calcext:value-type="float">
            <text:p>183.334152</text:p>
          </table:table-cell>
          <table:table-cell office:value-type="float" office:value="2417.36683762952" calcext:value-type="float">
            <text:p>2417.3668376295</text:p>
          </table:table-cell>
        </table:table-row>
        <table:table-row table:style-name="ro1">
          <table:table-cell office:value-type="float" office:value="183.480456" calcext:value-type="float">
            <text:p>183.480456</text:p>
          </table:table-cell>
          <table:table-cell office:value-type="float" office:value="2445.47327425955" calcext:value-type="float">
            <text:p>2445.4732742596</text:p>
          </table:table-cell>
        </table:table-row>
        <table:table-row table:style-name="ro1">
          <table:table-cell office:value-type="float" office:value="183.55056" calcext:value-type="float">
            <text:p>183.55056</text:p>
          </table:table-cell>
          <table:table-cell office:value-type="float" office:value="2464.22486114188" calcext:value-type="float">
            <text:p>2464.2248611419</text:p>
          </table:table-cell>
        </table:table-row>
        <table:table-row table:style-name="ro1">
          <table:table-cell office:value-type="float" office:value="183.791352" calcext:value-type="float">
            <text:p>183.791352</text:p>
          </table:table-cell>
          <table:table-cell office:value-type="float" office:value="2492.33129777191" calcext:value-type="float">
            <text:p>2492.3312977719</text:p>
          </table:table-cell>
        </table:table-row>
        <table:table-row table:style-name="ro1">
          <table:table-cell office:value-type="float" office:value="183.55056" calcext:value-type="float">
            <text:p>183.55056</text:p>
          </table:table-cell>
          <table:table-cell office:value-type="float" office:value="2520.43773440194" calcext:value-type="float">
            <text:p>2520.4377344019</text:p>
          </table:table-cell>
        </table:table-row>
        <table:table-row table:style-name="ro1">
          <table:table-cell office:value-type="float" office:value="183.38292" calcext:value-type="float">
            <text:p>183.38292</text:p>
          </table:table-cell>
          <table:table-cell office:value-type="float" office:value="2557.92694570429" calcext:value-type="float">
            <text:p>2557.9269457043</text:p>
          </table:table-cell>
        </table:table-row>
        <table:table-row table:style-name="ro1">
          <table:table-cell office:value-type="float" office:value="184.5564" calcext:value-type="float">
            <text:p>184.5564</text:p>
          </table:table-cell>
          <table:table-cell office:value-type="float" office:value="2586.03338233432" calcext:value-type="float">
            <text:p>2586.0333823343</text:p>
          </table:table-cell>
        </table:table-row>
        <table:table-row table:style-name="ro1">
          <table:table-cell office:value-type="float" office:value="184.528968" calcext:value-type="float">
            <text:p>184.528968</text:p>
          </table:table-cell>
          <table:table-cell office:value-type="float" office:value="2632.89140584668" calcext:value-type="float">
            <text:p>2632.8914058467</text:p>
          </table:table-cell>
        </table:table-row>
        <table:table-row table:style-name="ro1">
          <table:table-cell office:value-type="float" office:value="182.943928" calcext:value-type="float">
            <text:p>182.943928</text:p>
          </table:table-cell>
          <table:table-cell office:value-type="float" office:value="2651.6290302667" calcext:value-type="float">
            <text:p>2651.6290302667</text:p>
          </table:table-cell>
        </table:table-row>
        <table:table-row table:style-name="ro1">
          <table:table-cell office:value-type="float" office:value="183.111424" calcext:value-type="float">
            <text:p>183.111424</text:p>
          </table:table-cell>
          <table:table-cell office:value-type="float" office:value="2679.74942935904" calcext:value-type="float">
            <text:p>2679.749429359</text:p>
          </table:table-cell>
        </table:table-row>
        <table:table-row table:style-name="ro1">
          <table:table-cell office:value-type="float" office:value="184.019952" calcext:value-type="float">
            <text:p>184.019952</text:p>
          </table:table-cell>
          <table:table-cell office:value-type="float" office:value="2717.22467819908" calcext:value-type="float">
            <text:p>2717.2246781991</text:p>
          </table:table-cell>
        </table:table-row>
        <table:table-row table:style-name="ro1">
          <table:table-cell office:value-type="float" office:value="183.242712" calcext:value-type="float">
            <text:p>183.242712</text:p>
          </table:table-cell>
          <table:table-cell office:value-type="float" office:value="2759.40527683759" calcext:value-type="float">
            <text:p>2759.4052768376</text:p>
          </table:table-cell>
        </table:table-row>
        <table:table-row table:style-name="ro1">
          <table:table-cell office:value-type="float" office:value="182.739792" calcext:value-type="float">
            <text:p>182.739792</text:p>
          </table:table-cell>
          <table:table-cell office:value-type="float" office:value="2829.67834964382" calcext:value-type="float">
            <text:p>2829.6783496438</text:p>
          </table:table-cell>
        </table:table-row>
        <table:table-row table:style-name="ro1">
          <table:table-cell office:value-type="float" office:value="182.807896" calcext:value-type="float">
            <text:p>182.807896</text:p>
          </table:table-cell>
          <table:table-cell office:value-type="float" office:value="2867.16756094617" calcext:value-type="float">
            <text:p>2867.1675609462</text:p>
          </table:table-cell>
        </table:table-row>
        <table:table-row table:style-name="ro1">
          <table:table-cell office:value-type="float" office:value="183.035448" calcext:value-type="float">
            <text:p>183.035448</text:p>
          </table:table-cell>
          <table:table-cell office:value-type="float" office:value="2899.96538491236" calcext:value-type="float">
            <text:p>2899.9653849124</text:p>
          </table:table-cell>
        </table:table-row>
        <table:table-row table:style-name="ro1">
          <table:table-cell office:value-type="float" office:value="184.052216" calcext:value-type="float">
            <text:p>184.052216</text:p>
          </table:table-cell>
          <table:table-cell office:value-type="float" office:value="2942.13202108856" calcext:value-type="float">
            <text:p>2942.1320210886</text:p>
          </table:table-cell>
        </table:table-row>
        <table:table-row table:style-name="ro1">
          <table:table-cell office:value-type="float" office:value="183.166912" calcext:value-type="float">
            <text:p>183.166912</text:p>
          </table:table-cell>
          <table:table-cell office:value-type="float" office:value="2974.92984505475" calcext:value-type="float">
            <text:p>2974.9298450548</text:p>
          </table:table-cell>
        </table:table-row>
        <table:table-row table:style-name="ro1">
          <table:table-cell office:value-type="float" office:value="182.885496" calcext:value-type="float">
            <text:p>182.885496</text:p>
          </table:table-cell>
          <table:table-cell office:value-type="float" office:value="2988.99004460092" calcext:value-type="float">
            <text:p>2988.9900446009</text:p>
          </table:table-cell>
        </table:table-row>
        <table:table-row table:style-name="ro1">
          <table:table-cell office:value-type="float" office:value="184.279032" calcext:value-type="float">
            <text:p>184.279032</text:p>
          </table:table-cell>
          <table:table-cell office:value-type="float" office:value="3017.09648123095" calcext:value-type="float">
            <text:p>3017.096481231</text:p>
          </table:table-cell>
        </table:table-row>
        <table:table-row table:style-name="ro1">
          <table:table-cell office:value-type="float" office:value="184.172352" calcext:value-type="float">
            <text:p>184.172352</text:p>
          </table:table-cell>
          <table:table-cell office:value-type="float" office:value="3040.52549298713" calcext:value-type="float">
            <text:p>3040.5254929871</text:p>
          </table:table-cell>
        </table:table-row>
        <table:table-row table:style-name="ro1">
          <table:table-cell office:value-type="float" office:value="183.791752" calcext:value-type="float">
            <text:p>183.791752</text:p>
          </table:table-cell>
          <table:table-cell office:value-type="float" office:value="3063.95450474331" calcext:value-type="float">
            <text:p>3063.9545047433</text:p>
          </table:table-cell>
        </table:table-row>
        <table:table-row table:style-name="ro1">
          <table:table-cell office:value-type="float" office:value="184.600184" calcext:value-type="float">
            <text:p>184.600184</text:p>
          </table:table-cell>
          <table:table-cell office:value-type="float" office:value="3082.69212916333" calcext:value-type="float">
            <text:p>3082.6921291633</text:p>
          </table:table-cell>
        </table:table-row>
        <table:table-row table:style-name="ro1">
          <table:table-cell office:value-type="float" office:value="185.117232" calcext:value-type="float">
            <text:p>185.117232</text:p>
          </table:table-cell>
          <table:table-cell office:value-type="float" office:value="3110.79856579336" calcext:value-type="float">
            <text:p>3110.7985657934</text:p>
          </table:table-cell>
        </table:table-row>
        <table:table-row table:style-name="ro1">
          <table:table-cell office:value-type="float" office:value="184.17332" calcext:value-type="float">
            <text:p>184.17332</text:p>
          </table:table-cell>
          <table:table-cell office:value-type="float" office:value="3138.9189648857" calcext:value-type="float">
            <text:p>3138.9189648857</text:p>
          </table:table-cell>
        </table:table-row>
        <table:table-row table:style-name="ro1">
          <table:table-cell office:value-type="float" office:value="184.778096" calcext:value-type="float">
            <text:p>184.778096</text:p>
          </table:table-cell>
          <table:table-cell office:value-type="float" office:value="3157.65658930572" calcext:value-type="float">
            <text:p>3157.6565893057</text:p>
          </table:table-cell>
        </table:table-row>
        <table:table-row table:style-name="ro1">
          <table:table-cell office:value-type="float" office:value="185.534808" calcext:value-type="float">
            <text:p>185.534808</text:p>
          </table:table-cell>
          <table:table-cell office:value-type="float" office:value="3176.39421372574" calcext:value-type="float">
            <text:p>3176.3942137257</text:p>
          </table:table-cell>
        </table:table-row>
        <table:table-row table:style-name="ro1">
          <table:table-cell office:value-type="float" office:value="185.19648" calcext:value-type="float">
            <text:p>185.19648</text:p>
          </table:table-cell>
          <table:table-cell office:value-type="float" office:value="3199.82322548192" calcext:value-type="float">
            <text:p>3199.8232254819</text:p>
          </table:table-cell>
        </table:table-row>
        <table:table-row table:style-name="ro1">
          <table:table-cell office:value-type="float" office:value="185.970672" calcext:value-type="float">
            <text:p>185.970672</text:p>
          </table:table-cell>
          <table:table-cell office:value-type="float" office:value="3232.62104944811" calcext:value-type="float">
            <text:p>3232.6210494481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J</meta:initial-creator>
    <meta:creation-date>2017-05-26T18:02:17</meta:creation-date>
    <dc:date>2017-11-06T09:59:15.348124455</dc:date>
    <meta:generator>LibreOffice/5.1.6.2$Linux_X86_64 LibreOffice_project/10m0$Build-2</meta:generator>
    <meta:editing-duration>PT1H9M40S</meta:editing-duration>
    <meta:editing-cycles>9</meta:editing-cycles>
    <meta:document-statistic meta:table-count="4" meta:cell-count="5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